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WWNum2">
      <style:paragraph-properties fo:hyphenation-ladder-count="no-limit"/>
      <style:text-properties fo:hyphenate="false" fo:hyphenation-remain-char-count="2" fo:hyphenation-push-char-count="2"/>
    </style:style>
    <style:style style:name="P2" style:family="paragraph" style:parent-style-name="Text_20_body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Text_20_body">
      <style:paragraph-properties fo:margin-left="0.635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b14ce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 style:list-style-name="WWNum3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text-properties fo:font-size="8pt" fo:font-weight="normal" officeooo:rsid="000bf6fb" officeooo:paragraph-rsid="000bf6fb" style:font-size-asian="8pt" style:font-weight-asian="normal" style:font-size-complex="8pt" style:font-weight-complex="normal"/>
    </style:style>
    <style:style style:name="P15" style:family="paragraph" style:parent-style-name="Standard">
      <style:text-properties officeooo:rsid="000bf6fb" officeooo:paragraph-rsid="000bf6fb"/>
    </style:style>
    <style:style style:name="P16" style:family="paragraph" style:parent-style-name="Standard">
      <style:paragraph-properties fo:margin-left="11.502cm" fo:margin-right="0cm" fo:text-indent="0cm" style:auto-text-indent="false"/>
    </style:style>
    <style:style style:name="P17" style:family="paragraph" style:parent-style-name="Standard">
      <style:paragraph-properties fo:margin-left="8.742cm" fo:margin-right="0cm" fo:text-align="end" style:justify-single-word="false" fo:text-indent="2.51cm" style:auto-text-indent="false"/>
    </style:style>
    <style:style style:name="P18" style:family="paragraph" style:parent-style-name="Standard">
      <style:paragraph-properties fo:margin-left="8.742cm" fo:margin-right="0cm" fo:text-indent="2.51cm" style:auto-text-indent="false"/>
      <style:text-properties fo:font-size="14pt" fo:language="uk" fo:country="UA" style:font-size-asian="14pt" style:font-size-complex="14pt"/>
    </style:style>
    <style:style style:name="P19" style:family="paragraph" style:parent-style-name="Standard">
      <style:paragraph-properties fo:margin-left="8.742cm" fo:margin-right="0cm" fo:text-align="end" style:justify-single-word="false" fo:text-indent="2.51cm" style:auto-text-indent="false"/>
      <style:text-properties officeooo:rsid="000b14ce" officeooo:paragraph-rsid="000b14ce"/>
    </style:style>
    <style:style style:name="P20" style:family="paragraph" style:parent-style-name="Standard">
      <style:paragraph-properties fo:margin-top="0cm" fo:margin-bottom="0.353cm" loext:contextual-spacing="false" fo:line-height="115%" fo:break-before="page"/>
    </style:style>
    <style:style style:name="P21" style:family="paragraph" style:parent-style-name="Standard">
      <style:paragraph-properties fo:margin-top="0cm" fo:margin-bottom="0.353cm" loext:contextual-spacing="false"/>
    </style:style>
    <style:style style:name="P22" style:family="paragraph" style:parent-style-name="Standard">
      <style:paragraph-properties fo:margin-top="0cm" fo:margin-bottom="0.353cm" loext:contextual-spacing="false"/>
      <style:text-properties fo:font-size="8pt" fo:font-weight="bold" style:font-name-asian="Calibri1" style:font-size-asian="8pt" style:language-asian="en" style:country-asian="US" style:font-weight-asian="bold" style:font-size-complex="8pt"/>
    </style:style>
    <style:style style:name="P23" style:family="paragraph" style:parent-style-name="Standard">
      <style:paragraph-properties fo:margin-top="0cm" fo:margin-bottom="0.353cm" loext:contextual-spacing="false"/>
      <style:text-properties fo:font-size="8pt" style:font-size-asian="8pt" style:font-size-complex="8pt"/>
    </style:style>
    <style:style style:name="P24" style:family="paragraph" style:parent-style-name="Standard">
      <style:paragraph-properties fo:margin-top="0cm" fo:margin-bottom="0.353cm" loext:contextual-spacing="false"/>
      <style:text-properties fo:font-weight="bold" officeooo:rsid="000b14ce" officeooo:paragraph-rsid="000b14ce" style:font-weight-asian="bold" style:font-weight-complex="bold"/>
    </style:style>
    <style:style style:name="P25" style:family="paragraph" style:parent-style-name="Standard">
      <style:paragraph-properties fo:margin-top="0cm" fo:margin-bottom="0.353cm" loext:contextual-spacing="false"/>
      <style:text-properties officeooo:rsid="000b14ce" officeooo:paragraph-rsid="000b14ce"/>
    </style:style>
    <style:style style:name="P26" style:family="paragraph" style:parent-style-name="Standard">
      <style:paragraph-properties fo:margin-top="0cm" fo:margin-bottom="0.353cm" loext:contextual-spacing="false"/>
      <style:text-properties officeooo:paragraph-rsid="000b14ce"/>
    </style:style>
    <style:style style:name="P27" style:family="paragraph" style:parent-style-name="Standard" style:master-page-name="">
      <style:paragraph-properties fo:margin-top="0cm" fo:margin-bottom="0.353cm" loext:contextual-spacing="false" style:page-number="auto"/>
      <style:text-properties fo:font-size="8pt" officeooo:rsid="000b14ce" officeooo:paragraph-rsid="000b14ce" style:font-size-asian="8pt" style:font-size-complex="8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29" style:family="paragraph" style:parent-style-name="Standard" style:master-page-name="Standard">
      <style:paragraph-properties fo:text-align="center" style:justify-single-word="false" style:page-number="auto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33" style:family="paragraph" style:parent-style-name="Heading_20_2">
      <style:paragraph-properties fo:text-align="justify" style:justify-single-word="false"/>
    </style:style>
    <style:style style:name="P34" style:family="paragraph" style:parent-style-name="Обычный1">
      <style:paragraph-properties fo:text-align="center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b14ce" style:font-size-asian="14pt" style:font-size-complex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0b14ce" style:font-size-asian="14pt" style:font-weight-asian="bold" style:font-size-complex="14pt"/>
    </style:style>
    <style:style style:name="T7" style:family="text">
      <style:text-properties fo:font-size="14pt" fo:font-weight="bold" style:font-name-asian="Calibri1" style:font-size-asian="14pt" style:language-asian="en" style:country-asian="US" style:font-weight-asian="bold" style:font-size-complex="14pt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fo:font-weight="bold" style:font-name-asian="Calibri1" style:font-size-asian="14pt" style:language-asian="en" style:country-asian="US" style:font-weight-asian="bold" style:font-size-complex="14pt"/>
    </style:style>
    <style:style style:name="T11" style:family="text">
      <style:text-properties fo:font-size="14pt" fo:language="en" fo:country="US" fo:font-weight="bold" style:font-size-asian="14pt" style:font-weight-asian="bold" style:font-size-complex="14pt"/>
    </style:style>
    <style:style style:name="T12" style:family="text">
      <style:text-properties fo:font-size="14pt" fo:language="en" fo:country="US" fo:font-weight="bold" officeooo:rsid="000b14ce" style:font-size-asian="14pt" style:font-weight-asian="bold" style:font-size-complex="14pt"/>
    </style:style>
    <style:style style:name="T13" style:family="text">
      <style:text-properties style:font-name="Times New Roman" fo:font-size="14pt" fo:language="uk" fo:country="UA" fo:font-style="normal" style:font-size-asian="14pt" style:font-style-asian="normal" style:font-size-complex="14pt"/>
    </style:style>
    <style:style style:name="T14" style:family="text">
      <style:text-properties fo:font-size="8pt" fo:language="en" fo:country="US" fo:font-weight="bold" style:font-name-asian="Calibri1" style:font-size-asian="8pt" style:language-asian="en" style:country-asian="US" style:font-weight-asian="bold" style:font-size-complex="8pt"/>
    </style:style>
    <style:style style:name="T15" style:family="text">
      <style:text-properties fo:font-size="8pt" fo:language="en" fo:country="US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7f0055" style:font-name="Monospace" fo:font-size="10pt" fo:font-weight="bold" style:font-size-asian="10pt" style:font-weight-asian="bold"/>
    </style:style>
    <style:style style:name="T18" style:family="text">
      <style:text-properties fo:color="#7f0055" style:font-name="Monospace" fo:font-size="10pt" style:font-size-asian="10pt"/>
    </style:style>
    <style:style style:name="T19" style:family="text">
      <style:text-properties fo:color="#7f0055" style:font-name="Monospace" fo:font-size="10pt" fo:language="en" fo:country="US" fo:font-weight="bold" officeooo:rsid="000b14ce" style:font-size-asian="10pt" style:font-weight-asian="bold" style:font-size-complex="8pt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style:font-size-asian="10pt" style:font-size-complex="14pt"/>
    </style:style>
    <style:style style:name="T22" style:family="text">
      <style:text-properties fo:color="#000000" style:font-name="Monospace" fo:font-size="10pt" fo:font-style="italic" style:font-size-asian="10pt" style:font-style-asian="italic"/>
    </style:style>
    <style:style style:name="T23" style:family="text">
      <style:text-properties fo:color="#000000" style:font-name="Monospace" fo:font-size="10pt" fo:font-weight="bold" style:font-size-asian="10pt" style:font-weight-asian="bold" style:font-size-complex="14pt"/>
    </style:style>
    <style:style style:name="T24" style:family="text">
      <style:text-properties fo:color="#000000" style:font-name="Monospace"/>
    </style:style>
    <style:style style:name="T25" style:family="text">
      <style:text-properties fo:color="#6a3e3e" style:font-name="Monospace" fo:font-size="10pt" style:font-size-asian="10pt"/>
    </style:style>
    <style:style style:name="T26" style:family="text">
      <style:text-properties fo:color="#0000c0" style:font-name="Monospace" fo:font-size="10pt" style:font-size-asian="10pt"/>
    </style:style>
    <style:style style:name="T2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8" style:family="text">
      <style:text-properties fo:color="#2a00ff" style:font-name="Monospace" fo:font-size="10pt" style:font-size-asian="1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677*" fo:start-indent="0cm" fo:end-indent="0cm"/>
          <style:column style:rel-width="467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">Министерство образования и науки Российской Федерации</text:span></text:p>
      <text:p text:style-name="P5"><text:span text:style-name="T2">Федеральное государственное бюджетное учреждение высшего образования</text:span></text:p>
      <text:p text:style-name="P5"><text:span text:style-name="T2">Севастопольский государственный университет</text:span></text:p>
      <text:p text:style-name="P8"/>
      <text:p text:style-name="P7"/>
      <text:p text:style-name="P7"/>
      <text:p text:style-name="P7"/>
      <text:p text:style-name="P7"/>
      <text:p text:style-name="P7"/>
      <text:p text:style-name="P16"><text:span text:style-name="T2">Кафедра информационных технологий и компьютерных систем</text:span></text:p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2">ОТЧЁТ</text:span></text:p>
      <text:p text:style-name="P5"><text:span text:style-name="T2">о выполнении лабораторной работы № 3</text:span></text:p>
      <text:p text:style-name="P5"><text:span text:style-name="T1">по дисциплине «Параллельные и распределенные вычисления»</text:span></text:p>
      <text:p text:style-name="P34"><text:span text:style-name="T1">на тему <text:s/>«Решение задачи «читатели и писатели</text:span><text:span text:style-name="T4">»</text:span>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7"><text:span text:style-name="T2">Выполнили: </text:span></text:p>
      <text:p text:style-name="P17"><text:span text:style-name="T2">ст. гр. </text:span><text:span text:style-name="T3">И</text:span><text:span text:style-name="T2">ВТ</text:span><text:span text:style-name="T3">б</text:span><text:span text:style-name="T2">-32</text:span><text:span text:style-name="T3">о</text:span></text:p>
      <text:p text:style-name="P19"><text:span text:style-name="T2">Демиденко А.А.</text:span></text:p>
      <text:p text:style-name="P17"><text:span text:style-name="T2">Проверил: </text:span></text:p>
      <text:p text:style-name="P17"><text:span text:style-name="T2">Абрамов Т.А.</text:span></text:p>
      <text:p text:style-name="P18"/>
      <text:p text:style-name="P18"/>
      <text:p text:style-name="P18"/>
      <text:p text:style-name="P7"/>
      <text:p text:style-name="P7"/>
      <text:p text:style-name="P7"/>
      <text:p text:style-name="P7"/>
      <text:p text:style-name="P7"/>
      <text:p text:style-name="P5"><text:span text:style-name="T2">Севастополь</text:span></text:p>
      <text:p text:style-name="P5"><text:span text:style-name="T2">2015</text:span></text:p>
      <text:p text:style-name="P20"><text:span text:style-name="T5">Цель работы:</text:span></text:p>
      <text:p text:style-name="P10"/>
      <text:p text:style-name="P12"><text:span text:style-name="T2">Исследовать возможности, предоставляемые системой программирования </text:span><text:span text:style-name="T9">JAVA</text:span><text:span text:style-name="T2"> для решения задачи синхронизации «читатели и писатели».</text:span></text:p>
      <text:h text:style-name="P33" text:outline-level="2"><text:span text:style-name="T13">Задание на лабораторную работу:</text:span></text:h>
      <text:p text:style-name="P10"/>
      <text:list xml:id="list391754963523177573" text:style-name="WWNum3">
        <text:list-item>
          <text:p text:style-name="P13"><text:span text:style-name="T2">Разработать в соответствии с вариантом задания программу, создающую подпроцессы двух видов, осуществляющих обмен данными</text:span></text:p>
        </text:list-item>
        <text:list-item>
          <text:p text:style-name="P13"><text:span text:style-name="T2">Исследовать поведение программы при использовании различных методов синхронизации (событийные переменные, семафоры)</text:span></text:p>
        </text:list-item>
        <text:list-item>
          <text:p text:style-name="P13"><text:span text:style-name="T2">Проанализировать полученные результаты.</text:span></text:p>
        </text:list-item>
      </text:list>
      <text:p text:style-name="P28"/>
      <text:p text:style-name="P12"><text:span text:style-name="T5">Типы процессов:</text:span></text:p>
      <text:p text:style-name="P10"/>
      <text:list xml:id="list2002291309102005186" text:style-name="WWNum2">
        <text:list-item>
          <text:p text:style-name="P1"><text:span text:style-name="T2">Генерация последовательности целых случайных чисел</text:span></text:p>
        </text:list-item>
        <text:list-item>
          <text:p text:style-name="P1"><text:span text:style-name="T2">Среднее арифметическое значение</text:span></text:p>
        </text:list-item>
        <text:list-item>
          <text:p text:style-name="P1"><text:span text:style-name="T2">Приоритет – читатели.</text:span></text:p>
        </text:list-item>
      </text:list>
      <text:p text:style-name="P2"/>
      <text:p text:style-name="P4"><text:span text:style-name="T5">Решение задачи с использованием событийных переменных:</text:span></text:p>
      <text:p text:style-name="P3"/>
      <text:p text:style-name="Text_20_body"><text:span text:style-name="T5">Текст программы:</text:span></text:p>
      <text:p text:style-name="P22"><text:span text:style-name="T18">package</text:span><text:span text:style-name="T20"> worm2fed.pirv.lab3;</text:span></text:p>
      <text:p text:style-name="P31"/>
      <text:p text:style-name="P30"><text:span text:style-name="T17">import</text:span><text:span text:style-name="T20"> java.util.Random;</text:span></text:p>
      <text:p text:style-name="P30"><text:span text:style-name="T17">import</text:span><text:span text:style-name="T20"> java.util.concurrent.locks.Condition;</text:span></text:p>
      <text:p text:style-name="P30"><text:span text:style-name="T17">import</text:span><text:span text:style-name="T20"> java.util.concurrent.locks.Lock;</text:span></text:p>
      <text:p text:style-name="P30"><text:span text:style-name="T17">import</text:span><text:span text:style-name="T20"> java.util.concurrent.locks.ReentrantLock;</text:span></text:p>
      <text:p text:style-name="P31"/>
      <text:p text:style-name="P30"><text:span text:style-name="T17">class</text:span><text:span text:style-name="T20"> PC {</text:span></text:p>
      <text:p text:style-name="P30"><text:span text:style-name="T20"><text:tab/></text:span><text:span text:style-name="T17">public</text:span><text:span text:style-name="T20"> </text:span><text:span text:style-name="T17">static</text:span><text:span text:style-name="T20"> </text:span><text:span text:style-name="T17">void</text:span><text:span text:style-name="T20"> main(String </text:span><text:span text:style-name="T25">args</text:span><text:span text:style-name="T20">[]) {</text:span></text:p>
      <text:p text:style-name="P30"><text:span text:style-name="T20"><text:tab/><text:tab/>Q </text:span><text:span text:style-name="T25">q</text:span><text:span text:style-name="T20"> = </text:span><text:span text:style-name="T17">new</text:span><text:span text:style-name="T20"> Q();</text:span></text:p>
      <text:p text:style-name="P30"><text:span text:style-name="T20"><text:tab/><text:tab/></text:span><text:span text:style-name="T17">new</text:span><text:span text:style-name="T20"> Writer(</text:span><text:span text:style-name="T25">q</text:span><text:span text:style-name="T20">, 1);</text:span></text:p>
      <text:p text:style-name="P30"><text:span text:style-name="T20"><text:tab/><text:tab/></text:span><text:span text:style-name="T17">new</text:span><text:span text:style-name="T20"> Writer(</text:span><text:span text:style-name="T25">q</text:span><text:span text:style-name="T20">, 2);</text:span></text:p>
      <text:p text:style-name="P30"><text:span text:style-name="T20"><text:tab/><text:tab/></text:span><text:span text:style-name="T17">new</text:span><text:span text:style-name="T20"> Writer(</text:span><text:span text:style-name="T25">q</text:span><text:span text:style-name="T20">, 3);</text:span></text:p>
      <text:p text:style-name="P30"><text:span text:style-name="T20"><text:tab/><text:tab/></text:span><text:span text:style-name="T17">new</text:span><text:span text:style-name="T20"> Writer(</text:span><text:span text:style-name="T25">q</text:span><text:span text:style-name="T20">, 4);</text:span></text:p>
      <text:p text:style-name="P30"><text:span text:style-name="T20"><text:tab/><text:tab/></text:span><text:span text:style-name="T17">new</text:span><text:span text:style-name="T20"> Reader(</text:span><text:span text:style-name="T25">q</text:span><text:span text:style-name="T20">, 1);</text:span></text:p>
      <text:p text:style-name="P30"><text:span text:style-name="T20"><text:tab/><text:tab/></text:span><text:span text:style-name="T17">new</text:span><text:span text:style-name="T20"> Reader(</text:span><text:span text:style-name="T25">q</text:span><text:span text:style-name="T20">, 2);</text:span></text:p>
      <text:p text:style-name="P30"><text:span text:style-name="T20"><text:tab/><text:tab/></text:span><text:span text:style-name="T17">new</text:span><text:span text:style-name="T20"> Reader(</text:span><text:span text:style-name="T25">q</text:span><text:span text:style-name="T20">, 3);</text:span></text:p>
      <text:p text:style-name="P30"><text:span text:style-name="T20"><text:tab/><text:tab/></text:span><text:span text:style-name="T17">new</text:span><text:span text:style-name="T20"> Reader(</text:span><text:span text:style-name="T25">q</text:span><text:span text:style-name="T20">, 4);</text:span></text:p>
      <text:p text:style-name="P30"><text:span text:style-name="T20"><text:tab/><text:tab/>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Thread.</text:span><text:span text:style-name="T22">sleep</text:span><text:span text:style-name="T20">(5000);</text:span></text:p>
      <text:p text:style-name="P30"><text:span text:style-name="T20"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}</text:span></text:p>
      <text:p text:style-name="P30"><text:span text:style-name="T20"><text:tab/><text:tab/></text:span></text:p>
      <text:p text:style-name="P30"><text:span text:style-name="T20"><text:tab/><text:tab/></text:span><text:span text:style-name="T25">q</text:span><text:span text:style-name="T20">.</text:span><text:span text:style-name="T26">work</text:span><text:span text:style-name="T20"> = </text:span><text:span text:style-name="T17">false</text:span><text:span text:style-name="T20">;</text:span></text:p>
      <text:p text:style-name="P30"><text:span text:style-name="T20"><text:tab/>}</text:span></text:p>
      <text:p text:style-name="P30"><text:span text:style-name="T20">}</text:span></text:p>
      <text:p text:style-name="P31"/>
      <text:p text:style-name="P30"><text:span text:style-name="T17">class</text:span><text:span text:style-name="T20"> Q {</text:span></text:p>
      <text:p text:style-name="P30"><text:soft-page-break/><text:span text:style-name="T20"><text:tab/></text:span><text:span text:style-name="T17">int</text:span><text:span text:style-name="T20"> </text:span><text:span text:style-name="T26">n</text:span><text:span text:style-name="T20">;</text:span></text:p>
      <text:p text:style-name="P30"><text:span text:style-name="T20"><text:tab/></text:span><text:span text:style-name="T17">boolean</text:span><text:span text:style-name="T20"> </text:span><text:span text:style-name="T26">work</text:span><text:span text:style-name="T20"> = </text:span><text:span text:style-name="T17">true</text:span><text:span text:style-name="T20">;</text:span></text:p>
      <text:p text:style-name="P30"><text:span text:style-name="T20"><text:tab/></text:span><text:span text:style-name="T17">int</text:span><text:span text:style-name="T20"> </text:span><text:span text:style-name="T26">Arr</text:span><text:span text:style-name="T20">[] = </text:span><text:span text:style-name="T17">new</text:span><text:span text:style-name="T20"> </text:span><text:span text:style-name="T17">int</text:span><text:span text:style-name="T20">[10];</text:span></text:p>
      <text:p text:style-name="P30"><text:span text:style-name="T20"><text:tab/></text:span><text:span text:style-name="T17">final</text:span><text:span text:style-name="T20"> Lock </text:span><text:span text:style-name="T26">lock</text:span><text:span text:style-name="T20"> = </text:span><text:span text:style-name="T17">new</text:span><text:span text:style-name="T20"> ReentrantLock();</text:span></text:p>
      <text:p text:style-name="P30"><text:span text:style-name="T20"><text:tab/></text:span><text:span text:style-name="T17">final</text:span><text:span text:style-name="T20"> Condition </text:span><text:span text:style-name="T26">ReaderCanStart</text:span><text:span text:style-name="T20"> = </text:span><text:span text:style-name="T26">lock</text:span><text:span text:style-name="T20">.newCondition();</text:span></text:p>
      <text:p text:style-name="P30"><text:span text:style-name="T20"><text:tab/></text:span><text:span text:style-name="T17">final</text:span><text:span text:style-name="T20"> Condition </text:span><text:span text:style-name="T26">WriterCanStart</text:span><text:span text:style-name="T20"> = </text:span><text:span text:style-name="T26">lock</text:span><text:span text:style-name="T20">.newCondition();</text:span></text:p>
      <text:p text:style-name="P31"/>
      <text:p text:style-name="P30"><text:span text:style-name="T20"><text:tab/></text:span><text:span text:style-name="T17">int</text:span><text:span text:style-name="T20"> </text:span><text:span text:style-name="T26">WaitingReader</text:span><text:span text:style-name="T20"> = 0;</text:span></text:p>
      <text:p text:style-name="P30"><text:span text:style-name="T20"><text:tab/></text:span><text:span text:style-name="T17">int</text:span><text:span text:style-name="T20"> </text:span><text:span text:style-name="T26">RunningReader</text:span><text:span text:style-name="T20"> = 0;</text:span></text:p>
      <text:p text:style-name="P30"><text:span text:style-name="T20"><text:tab/></text:span><text:span text:style-name="T17">int</text:span><text:span text:style-name="T20"> </text:span><text:span text:style-name="T26">WaitingWriter</text:span><text:span text:style-name="T20"> = 0;</text:span></text:p>
      <text:p text:style-name="P30"><text:span text:style-name="T20"><text:tab/></text:span><text:span text:style-name="T17">int</text:span><text:span text:style-name="T20"> </text:span><text:span text:style-name="T26">RunningWriter</text:span><text:span text:style-name="T20"> = 0;</text:span></text:p>
      <text:p text:style-name="P31"/>
      <text:p text:style-name="P30"><text:span text:style-name="T20"><text:tab/></text:span><text:span text:style-name="T17">void</text:span><text:span text:style-name="T20"> gener() {</text:span></text:p>
      <text:p text:style-name="P30"><text:span text:style-name="T20"><text:tab/><text:tab/>Random </text:span><text:span text:style-name="T25">r</text:span><text:span text:style-name="T20"> = </text:span><text:span text:style-name="T17">new</text:span><text:span text:style-name="T20"> Random();</text:span></text:p>
      <text:p text:style-name="P30"><text:span text:style-name="T20"><text:tab/><text:tab/></text:span><text:span text:style-name="T17">for</text:span><text:span text:style-name="T20"> (</text:span><text:span text:style-name="T17">int</text:span><text:span text:style-name="T20"> </text:span><text:span text:style-name="T25">i</text:span><text:span text:style-name="T20"> = 0; </text:span><text:span text:style-name="T25">i</text:span><text:span text:style-name="T20"> &lt; 10; </text:span><text:span text:style-name="T25">i</text:span><text:span text:style-name="T20">++) {</text:span></text:p>
      <text:p text:style-name="P30"><text:span text:style-name="T20"><text:tab/><text:tab/><text:tab/></text:span><text:span text:style-name="T26">Arr</text:span><text:span text:style-name="T20">[</text:span><text:span text:style-name="T25">i</text:span><text:span text:style-name="T20">] = </text:span><text:span text:style-name="T25">r</text:span><text:span text:style-name="T20">.nextInt(100);</text:span></text:p>
      <text:p text:style-name="P30"><text:span text:style-name="T20"><text:tab/><text:tab/><text:tab/>System.</text:span><text:span text:style-name="T27">out</text:span><text:span text:style-name="T20">.print(</text:span><text:span text:style-name="T26">Arr</text:span><text:span text:style-name="T20">[</text:span><text:span text:style-name="T25">i</text:span><text:span text:style-name="T20">] + </text:span><text:span text:style-name="T28">" "</text:span><text:span text:style-name="T20">);</text:span></text:p>
      <text:p text:style-name="P30"><text:span text:style-name="T20"><text:tab/><text:tab/>}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int</text:span><text:span text:style-name="T20"> sr() {</text:span></text:p>
      <text:p text:style-name="P30"><text:span text:style-name="T20"><text:tab/><text:tab/></text:span><text:span text:style-name="T17">int</text:span><text:span text:style-name="T20"> </text:span><text:span text:style-name="T25">sum</text:span><text:span text:style-name="T20"> = 0;</text:span></text:p>
      <text:p text:style-name="P30"><text:span text:style-name="T20"><text:tab/><text:tab/></text:span><text:span text:style-name="T17">for</text:span><text:span text:style-name="T20"> (</text:span><text:span text:style-name="T17">int</text:span><text:span text:style-name="T20"> </text:span><text:span text:style-name="T25">i</text:span><text:span text:style-name="T20"> = 0; </text:span><text:span text:style-name="T25">i</text:span><text:span text:style-name="T20"> &lt; 10; </text:span><text:span text:style-name="T25">i</text:span><text:span text:style-name="T20">++) {</text:span></text:p>
      <text:p text:style-name="P30"><text:span text:style-name="T20"><text:tab/><text:tab/><text:tab/></text:span><text:span text:style-name="T25">sum</text:span><text:span text:style-name="T20"> += </text:span><text:span text:style-name="T26">Arr</text:span><text:span text:style-name="T20">[</text:span><text:span text:style-name="T25">i</text:span><text:span text:style-name="T20">];</text:span></text:p>
      <text:p text:style-name="P30"><text:span text:style-name="T20"><text:tab/><text:tab/>}</text:span></text:p>
      <text:p text:style-name="P30"><text:span text:style-name="T20"><text:tab/><text:tab/></text:span><text:span text:style-name="T17">return</text:span><text:span text:style-name="T20"> </text:span><text:span text:style-name="T25">sum</text:span><text:span text:style-name="T20"> / 10;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int</text:span><text:span text:style-name="T20"> read() {</text:span></text:p>
      <text:p text:style-name="P30"><text:span text:style-name="T20"><text:tab/><text:tab/>Thread </text:span><text:span text:style-name="T25">t</text:span><text:span text:style-name="T20"> = Thread.</text:span><text:span text:style-name="T22">currentThread</text:span><text:span text:style-name="T20">();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 try..."</text:span><text:span text:style-name="T20">);</text:span></text:p>
      <text:p text:style-name="P30"><text:span text:style-name="T20"><text:tab/><text:tab/>StartRead();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 reading..."</text:span><text:span text:style-name="T20">);</text:span></text:p>
      <text:p text:style-name="P30"><text:span text:style-name="T20"><text:tab/><text:tab/>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Thread.</text:span><text:span text:style-name="T22">sleep</text:span><text:span text:style-name="T20">(50);</text:span></text:p>
      <text:p text:style-name="P30"><text:span text:style-name="T20"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}</text:span></text:p>
      <text:p text:style-name="P30"><text:span text:style-name="T20"><text:tab/><text:tab/>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: "</text:span><text:span text:style-name="T20"> + sr());</text:span></text:p>
      <text:p text:style-name="P30"><text:span text:style-name="T20"><text:tab/><text:tab/>StopRead();</text:span></text:p>
      <text:p text:style-name="P30"><text:span text:style-name="T20"><text:tab/><text:tab/></text:span></text:p>
      <text:p text:style-name="P30"><text:span text:style-name="T20"><text:tab/><text:tab/></text:span><text:span text:style-name="T17">return</text:span><text:span text:style-name="T20"> </text:span><text:span text:style-name="T26">n</text:span><text:span text:style-name="T20">;</text:span></text:p>
      <text:p text:style-name="P31"/>
      <text:p text:style-name="P30"><text:span text:style-name="T20"><text:tab/>}</text:span></text:p>
      <text:p text:style-name="P31"/>
      <text:p text:style-name="P30"><text:span text:style-name="T20"><text:tab/></text:span><text:span text:style-name="T17">void</text:span><text:span text:style-name="T20"> write(</text:span><text:span text:style-name="T17">int</text:span><text:span text:style-name="T20"> </text:span><text:span text:style-name="T25">n</text:span><text:span text:style-name="T20">) {</text:span></text:p>
      <text:p text:style-name="P30"><text:span text:style-name="T20"><text:tab/><text:tab/>Thread </text:span><text:span text:style-name="T25">t</text:span><text:span text:style-name="T20"> = Thread.</text:span><text:span text:style-name="T22">currentThread</text:span><text:span text:style-name="T20">();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 try..."</text:span><text:span text:style-name="T20">);</text:span></text:p>
      <text:p text:style-name="P30"><text:span text:style-name="T20"><text:tab/><text:tab/>StartWrite();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 writing..."</text:span><text:span text:style-name="T20">);</text:span></text:p>
      <text:p text:style-name="P30"><text:span text:style-name="T20"><text:tab/><text:tab/>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Thread.</text:span><text:span text:style-name="T22">sleep</text:span><text:span text:style-name="T20">(100);</text:span></text:p>
      <text:p text:style-name="P30"><text:span text:style-name="T20"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}</text:span></text:p>
      <text:p text:style-name="P30"><text:span text:style-name="T20"><text:tab/><text:tab/></text:span></text:p>
      <text:p text:style-name="P30"><text:span text:style-name="T20"><text:tab/><text:tab/></text:span><text:span text:style-name="T17">this</text:span><text:span text:style-name="T20">.</text:span><text:span text:style-name="T26">n</text:span><text:span text:style-name="T20"> = </text:span><text:span text:style-name="T25">n</text:span><text:span text:style-name="T20">;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:"</text:span><text:span text:style-name="T20">);</text:span></text:p>
      <text:p text:style-name="P30"><text:span text:style-name="T20"><text:tab/><text:tab/>gener();</text:span></text:p>
      <text:p text:style-name="P30"><text:span text:style-name="T20"><text:tab/><text:tab/>System.</text:span><text:span text:style-name="T27">out</text:span><text:span text:style-name="T20">.println();</text:span></text:p>
      <text:p text:style-name="P30"><text:soft-page-break/><text:span text:style-name="T20"><text:tab/><text:tab/>StopWrite();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void</text:span><text:span text:style-name="T20"> StartRead() {</text:span></text:p>
      <text:p text:style-name="P30"><text:span text:style-name="T20"><text:tab/><text:tab/></text:span><text:span text:style-name="T26">lock</text:span><text:span text:style-name="T20">.lock();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</text:span><text:span text:style-name="T17">if</text:span><text:span text:style-name="T20"> ((</text:span><text:span text:style-name="T26">RunningWriter</text:span><text:span text:style-name="T20"> &gt; 0) | (</text:span><text:span text:style-name="T26">WaitingWriter</text:span><text:span text:style-name="T20"> &gt; 0)) {</text:span></text:p>
      <text:p text:style-name="P30"><text:span text:style-name="T20"><text:tab/><text:tab/><text:tab/><text:tab/></text:span><text:span text:style-name="T26">WaitingReader</text:span><text:span text:style-name="T20">++;</text:span></text:p>
      <text:p text:style-name="P30"><text:span text:style-name="T20"><text:tab/><text:tab/><text:tab/><text:tab/></text:span><text:span text:style-name="T17">try</text:span><text:span text:style-name="T20"> {</text:span></text:p>
      <text:p text:style-name="P30"><text:span text:style-name="T20"><text:tab/><text:tab/><text:tab/><text:tab/><text:tab/></text:span><text:span text:style-name="T26">ReaderCanStart</text:span><text:span text:style-name="T20">.await();</text:span></text:p>
      <text:p text:style-name="P30"><text:span text:style-name="T20"><text:tab/><text:tab/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<text:tab/><text:tab/>}</text:span></text:p>
      <text:p text:style-name="P30"><text:span text:style-name="T20"><text:tab/><text:tab/><text:tab/>} </text:span><text:span text:style-name="T17">else</text:span><text:span text:style-name="T20"> {</text:span></text:p>
      <text:p text:style-name="P30"><text:span text:style-name="T20"><text:tab/><text:tab/><text:tab/><text:tab/></text:span><text:span text:style-name="T26">RunningReader</text:span><text:span text:style-name="T20">++;</text:span></text:p>
      <text:p text:style-name="P30"><text:span text:style-name="T20"><text:tab/><text:tab/><text:tab/>}</text:span></text:p>
      <text:p text:style-name="P30"><text:span text:style-name="T20"><text:tab/><text:tab/>} </text:span><text:span text:style-name="T17">finally</text:span><text:span text:style-name="T20"> {</text:span></text:p>
      <text:p text:style-name="P30"><text:span text:style-name="T20"><text:tab/><text:tab/><text:tab/></text:span><text:span text:style-name="T26">lock</text:span><text:span text:style-name="T20">.unlock();</text:span></text:p>
      <text:p text:style-name="P30"><text:span text:style-name="T20"><text:tab/><text:tab/>}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void</text:span><text:span text:style-name="T20"> StopRead() {</text:span></text:p>
      <text:p text:style-name="P30"><text:span text:style-name="T20"><text:tab/><text:tab/></text:span><text:span text:style-name="T26">lock</text:span><text:span text:style-name="T20">.lock();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</text:span><text:span text:style-name="T26">RunningReader</text:span><text:span text:style-name="T20">--;</text:span></text:p>
      <text:p text:style-name="P30"><text:span text:style-name="T20"><text:tab/><text:tab/><text:tab/></text:span><text:span text:style-name="T17">if</text:span><text:span text:style-name="T20"> ((</text:span><text:span text:style-name="T26">RunningReader</text:span><text:span text:style-name="T20"> == 0) &amp; (</text:span><text:span text:style-name="T26">WaitingWriter</text:span><text:span text:style-name="T20"> &gt; 0)) {</text:span></text:p>
      <text:p text:style-name="P30"><text:span text:style-name="T20"><text:tab/><text:tab/><text:tab/><text:tab/></text:span><text:span text:style-name="T26">WaitingWriter</text:span><text:span text:style-name="T20">--;</text:span></text:p>
      <text:p text:style-name="P30"><text:span text:style-name="T20"><text:tab/><text:tab/><text:tab/><text:tab/></text:span><text:span text:style-name="T26">RunningWriter</text:span><text:span text:style-name="T20">++;</text:span></text:p>
      <text:p text:style-name="P30"><text:span text:style-name="T20"><text:tab/><text:tab/><text:tab/><text:tab/></text:span><text:span text:style-name="T26">WriterCanStart</text:span><text:span text:style-name="T20">.signal();</text:span></text:p>
      <text:p text:style-name="P30"><text:span text:style-name="T20"><text:tab/><text:tab/><text:tab/>}</text:span></text:p>
      <text:p text:style-name="P30"><text:span text:style-name="T20"><text:tab/><text:tab/>} </text:span><text:span text:style-name="T17">finally</text:span><text:span text:style-name="T20"> {</text:span></text:p>
      <text:p text:style-name="P30"><text:span text:style-name="T20"><text:tab/><text:tab/><text:tab/></text:span><text:span text:style-name="T26">lock</text:span><text:span text:style-name="T20">.unlock();</text:span></text:p>
      <text:p text:style-name="P30"><text:span text:style-name="T20"><text:tab/><text:tab/>}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void</text:span><text:span text:style-name="T20"> StartWrite() {</text:span></text:p>
      <text:p text:style-name="P30"><text:span text:style-name="T20"><text:tab/><text:tab/></text:span><text:span text:style-name="T26">lock</text:span><text:span text:style-name="T20">.lock();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</text:span><text:span text:style-name="T17">if</text:span><text:span text:style-name="T20"> ((</text:span><text:span text:style-name="T26">RunningWriter</text:span><text:span text:style-name="T20"> &gt; 0) | (</text:span><text:span text:style-name="T26">RunningReader</text:span><text:span text:style-name="T20"> &gt; 0) | (</text:span><text:span text:style-name="T26">WaitingReader</text:span><text:span text:style-name="T20"> &gt; 0)) {</text:span></text:p>
      <text:p text:style-name="P30"><text:span text:style-name="T20"><text:tab/><text:tab/><text:tab/><text:tab/></text:span><text:span text:style-name="T26">WaitingWriter</text:span><text:span text:style-name="T20">++;</text:span></text:p>
      <text:p text:style-name="P30"><text:span text:style-name="T20"><text:tab/><text:tab/><text:tab/><text:tab/></text:span><text:span text:style-name="T17">try</text:span><text:span text:style-name="T20"> {</text:span></text:p>
      <text:p text:style-name="P30"><text:span text:style-name="T20"><text:tab/><text:tab/><text:tab/><text:tab/><text:tab/></text:span><text:span text:style-name="T26">WriterCanStart</text:span><text:span text:style-name="T20">.await();</text:span></text:p>
      <text:p text:style-name="P30"><text:span text:style-name="T20"><text:tab/><text:tab/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<text:tab/><text:tab/>}</text:span></text:p>
      <text:p text:style-name="P30"><text:span text:style-name="T20"><text:tab/><text:tab/><text:tab/>} </text:span><text:span text:style-name="T17">else</text:span></text:p>
      <text:p text:style-name="P30"><text:span text:style-name="T20"><text:tab/><text:tab/><text:tab/><text:tab/></text:span><text:span text:style-name="T26">RunningWriter</text:span><text:span text:style-name="T20">++;</text:span></text:p>
      <text:p text:style-name="P30"><text:span text:style-name="T20"><text:tab/><text:tab/>} </text:span><text:span text:style-name="T17">finally</text:span><text:span text:style-name="T20"> {</text:span></text:p>
      <text:p text:style-name="P30"><text:span text:style-name="T20"><text:tab/><text:tab/><text:tab/></text:span><text:span text:style-name="T26">lock</text:span><text:span text:style-name="T20">.unlock();</text:span></text:p>
      <text:p text:style-name="P30"><text:span text:style-name="T20"><text:tab/><text:tab/>}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void</text:span><text:span text:style-name="T20"> StopWrite() {</text:span></text:p>
      <text:p text:style-name="P30"><text:span text:style-name="T20"><text:tab/><text:tab/></text:span><text:span text:style-name="T26">lock</text:span><text:span text:style-name="T20">.lock();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</text:span><text:span text:style-name="T26">RunningWriter</text:span><text:span text:style-name="T20">--;</text:span></text:p>
      <text:p text:style-name="P30"><text:span text:style-name="T20"><text:tab/><text:tab/><text:tab/></text:span><text:span text:style-name="T17">if</text:span><text:span text:style-name="T20"> (</text:span><text:span text:style-name="T26">WaitingReader</text:span><text:span text:style-name="T20"> &gt; 0) {</text:span></text:p>
      <text:p text:style-name="P30"><text:span text:style-name="T20"><text:tab/><text:tab/><text:tab/><text:tab/></text:span><text:span text:style-name="T17">while</text:span><text:span text:style-name="T20"> (</text:span><text:span text:style-name="T26">WaitingReader</text:span><text:span text:style-name="T20"> &gt; 0) {</text:span></text:p>
      <text:p text:style-name="P30"><text:span text:style-name="T20"><text:tab/><text:tab/><text:tab/><text:tab/><text:tab/></text:span><text:span text:style-name="T26">RunningReader</text:span><text:span text:style-name="T20">++;</text:span></text:p>
      <text:p text:style-name="P30"><text:span text:style-name="T20"><text:tab/><text:tab/><text:tab/><text:tab/><text:tab/></text:span><text:span text:style-name="T26">WaitingReader</text:span><text:span text:style-name="T20">--;</text:span></text:p>
      <text:p text:style-name="P30"><text:span text:style-name="T20"><text:tab/><text:tab/><text:tab/><text:tab/><text:tab/></text:span><text:span text:style-name="T26">ReaderCanStart</text:span><text:span text:style-name="T20">.signal();</text:span></text:p>
      <text:p text:style-name="P30"><text:span text:style-name="T20"><text:tab/><text:tab/><text:tab/><text:tab/>}</text:span></text:p>
      <text:p text:style-name="P30"><text:span text:style-name="T20"><text:tab/><text:tab/><text:tab/>} </text:span><text:span text:style-name="T17">else</text:span><text:span text:style-name="T20"> {</text:span></text:p>
      <text:p text:style-name="P30"><text:soft-page-break/><text:span text:style-name="T20"><text:tab/><text:tab/><text:tab/><text:tab/></text:span><text:span text:style-name="T17">if</text:span><text:span text:style-name="T20"> (</text:span><text:span text:style-name="T26">WaitingWriter</text:span><text:span text:style-name="T20"> &gt; 0) {</text:span></text:p>
      <text:p text:style-name="P30"><text:span text:style-name="T20"><text:tab/><text:tab/><text:tab/><text:tab/><text:tab/></text:span><text:span text:style-name="T26">WaitingWriter</text:span><text:span text:style-name="T20">--;</text:span></text:p>
      <text:p text:style-name="P30"><text:span text:style-name="T20"><text:tab/><text:tab/><text:tab/><text:tab/><text:tab/></text:span><text:span text:style-name="T26">RunningWriter</text:span><text:span text:style-name="T20">++;</text:span></text:p>
      <text:p text:style-name="P30"><text:span text:style-name="T20"><text:tab/><text:tab/><text:tab/><text:tab/><text:tab/></text:span><text:span text:style-name="T26">WriterCanStart</text:span><text:span text:style-name="T20">.signal();</text:span></text:p>
      <text:p text:style-name="P30"><text:span text:style-name="T20"><text:tab/><text:tab/><text:tab/><text:tab/>}</text:span></text:p>
      <text:p text:style-name="P30"><text:span text:style-name="T20"><text:tab/><text:tab/><text:tab/>}</text:span></text:p>
      <text:p text:style-name="P30"><text:span text:style-name="T20"><text:tab/><text:tab/>} </text:span><text:span text:style-name="T17">finally</text:span><text:span text:style-name="T20"> {</text:span></text:p>
      <text:p text:style-name="P30"><text:span text:style-name="T20"><text:tab/><text:tab/><text:tab/></text:span><text:span text:style-name="T26">lock</text:span><text:span text:style-name="T20">.unlock();</text:span></text:p>
      <text:p text:style-name="P30"><text:span text:style-name="T20"><text:tab/><text:tab/>}</text:span></text:p>
      <text:p text:style-name="P30"><text:span text:style-name="T20"><text:tab/>}</text:span></text:p>
      <text:p text:style-name="P30"><text:span text:style-name="T20">}</text:span></text:p>
      <text:p text:style-name="P31"/>
      <text:p text:style-name="P30"><text:span text:style-name="T17">class</text:span><text:span text:style-name="T20"> Writer </text:span><text:span text:style-name="T17">implements</text:span><text:span text:style-name="T20"> Runnable {</text:span></text:p>
      <text:p text:style-name="P30"><text:span text:style-name="T20"><text:tab/>Q </text:span><text:span text:style-name="T26">q</text:span><text:span text:style-name="T20">;</text:span></text:p>
      <text:p text:style-name="P31"/>
      <text:p text:style-name="P30"><text:span text:style-name="T20"><text:tab/>Writer(Q </text:span><text:span text:style-name="T25">q</text:span><text:span text:style-name="T20">, </text:span><text:span text:style-name="T17">int</text:span><text:span text:style-name="T20"> </text:span><text:span text:style-name="T25">num</text:span><text:span text:style-name="T20">) {</text:span></text:p>
      <text:p text:style-name="P30"><text:span text:style-name="T20"><text:tab/><text:tab/></text:span><text:span text:style-name="T17">this</text:span><text:span text:style-name="T20">.</text:span><text:span text:style-name="T26">q</text:span><text:span text:style-name="T20"> = </text:span><text:span text:style-name="T25">q</text:span><text:span text:style-name="T20">;</text:span></text:p>
      <text:p text:style-name="P30"><text:span text:style-name="T20"><text:tab/><text:tab/></text:span><text:span text:style-name="T17">new</text:span><text:span text:style-name="T20"> Thread(</text:span><text:span text:style-name="T17">this</text:span><text:span text:style-name="T20">, </text:span><text:span text:style-name="T28">"Writer "</text:span><text:span text:style-name="T20"> + </text:span><text:span text:style-name="T25">num</text:span><text:span text:style-name="T20">).start();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public</text:span><text:span text:style-name="T20"> </text:span><text:span text:style-name="T17">void</text:span><text:span text:style-name="T20"> run() {</text:span></text:p>
      <text:p text:style-name="P30"><text:span text:style-name="T20"><text:tab/><text:tab/></text:span><text:span text:style-name="T17">int</text:span><text:span text:style-name="T20"> </text:span><text:span text:style-name="T25">i</text:span><text:span text:style-name="T20"> = 0;</text:span></text:p>
      <text:p text:style-name="P30"><text:span text:style-name="T20"><text:tab/><text:tab/></text:span><text:span text:style-name="T17">while</text:span><text:span text:style-name="T20"> (</text:span><text:span text:style-name="T26">q</text:span><text:span text:style-name="T20">.</text:span><text:span text:style-name="T26">work</text:span><text:span text:style-name="T20">) {</text:span></text:p>
      <text:p text:style-name="P30"><text:span text:style-name="T20"><text:tab/><text:tab/><text:tab/></text:span><text:span text:style-name="T26">q</text:span><text:span text:style-name="T20">.write(</text:span><text:span text:style-name="T25">i</text:span><text:span text:style-name="T20">++);</text:span></text:p>
      <text:p text:style-name="P30"><text:span text:style-name="T20"><text:tab/><text:tab/>}</text:span></text:p>
      <text:p text:style-name="P30"><text:span text:style-name="T20"><text:tab/>}</text:span></text:p>
      <text:p text:style-name="P30"><text:span text:style-name="T20">}</text:span></text:p>
      <text:p text:style-name="P31"/>
      <text:p text:style-name="P30"><text:span text:style-name="T17">class</text:span><text:span text:style-name="T20"> Reader </text:span><text:span text:style-name="T17">implements</text:span><text:span text:style-name="T20"> Runnable {</text:span></text:p>
      <text:p text:style-name="P30"><text:span text:style-name="T20"><text:tab/>Q </text:span><text:span text:style-name="T26">q</text:span><text:span text:style-name="T20">;</text:span></text:p>
      <text:p text:style-name="P31"/>
      <text:p text:style-name="P30"><text:span text:style-name="T20"><text:tab/>Reader(Q </text:span><text:span text:style-name="T25">q</text:span><text:span text:style-name="T20">, </text:span><text:span text:style-name="T17">int</text:span><text:span text:style-name="T20"> </text:span><text:span text:style-name="T25">num</text:span><text:span text:style-name="T20">) {</text:span></text:p>
      <text:p text:style-name="P30"><text:span text:style-name="T20"><text:tab/><text:tab/></text:span><text:span text:style-name="T17">this</text:span><text:span text:style-name="T20">.</text:span><text:span text:style-name="T26">q</text:span><text:span text:style-name="T20"> = </text:span><text:span text:style-name="T25">q</text:span><text:span text:style-name="T20">;</text:span></text:p>
      <text:p text:style-name="P30"><text:span text:style-name="T20"><text:tab/><text:tab/></text:span><text:span text:style-name="T17">new</text:span><text:span text:style-name="T20"> Thread(</text:span><text:span text:style-name="T17">this</text:span><text:span text:style-name="T20">, </text:span><text:span text:style-name="T28">"Reader "</text:span><text:span text:style-name="T20"> + </text:span><text:span text:style-name="T25">num</text:span><text:span text:style-name="T20">).start();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public</text:span><text:span text:style-name="T20"> </text:span><text:span text:style-name="T17">void</text:span><text:span text:style-name="T20"> run() {</text:span></text:p>
      <text:p text:style-name="P30"><text:span text:style-name="T20"><text:tab/><text:tab/></text:span><text:span text:style-name="T17">while</text:span><text:span text:style-name="T20"> (</text:span><text:span text:style-name="T26">q</text:span><text:span text:style-name="T20">.</text:span><text:span text:style-name="T26">work</text:span><text:span text:style-name="T20">) {</text:span></text:p>
      <text:p text:style-name="P30"><text:span text:style-name="T20"><text:tab/><text:tab/><text:tab/></text:span><text:span text:style-name="T26">q</text:span><text:span text:style-name="T20">.read();</text:span></text:p>
      <text:p text:style-name="P30"><text:span text:style-name="T20"><text:tab/><text:tab/>}</text:span></text:p>
      <text:p text:style-name="P30"><text:span text:style-name="T20"><text:tab/>}</text:span></text:p>
      <text:p text:style-name="P22"><text:span text:style-name="T20">}</text:span></text:p>
      <text:p text:style-name="P24">Результаты:</text:p>
      <text:section text:style-name="Sect1" text:name="Раздел2">
        <text:p text:style-name="P27"><text:span text:style-name="T24">Writer 1 try...</text:span></text:p>
        <text:p text:style-name="P32"><text:span text:style-name="T24">Writer 3 try...</text:span></text:p>
        <text:p text:style-name="P32"><text:span text:style-name="T24">Writer 2 try...</text:span></text:p>
        <text:p text:style-name="P32"><text:span text:style-name="T24">Writer 4 try...</text:span></text:p>
        <text:p text:style-name="P32"><text:span text:style-name="T24">Writer 1 writing...</text:span></text:p>
        <text:p text:style-name="P32"><text:span text:style-name="T24">Reader 1 try...</text:span></text:p>
        <text:p text:style-name="P32"><text:span text:style-name="T24">Reader 2 try...</text:span></text:p>
        <text:p text:style-name="P32"><text:span text:style-name="T24">Reader 3 try...</text:span></text:p>
        <text:p text:style-name="P32"><text:span text:style-name="T24">Reader 4 try...</text:span></text:p>
        <text:p text:style-name="P32"><text:span text:style-name="T24">Writer 1:</text:span></text:p>
        <text:p text:style-name="P32"><text:span text:style-name="T24">91 35 3 93 11 56 9 82 16 74 </text:span></text:p>
        <text:p text:style-name="P32"><text:span text:style-name="T24">Writer 1 try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3 reading...</text:span></text:p>
        <text:p text:style-name="P32"><text:span text:style-name="T24">Reader 4: 47</text:span></text:p>
        <text:p text:style-name="P32"><text:span text:style-name="T24">Reader 3: 47</text:span></text:p>
        <text:p text:style-name="P32"><text:span text:style-name="T24">Reader 2: 47</text:span></text:p>
        <text:p text:style-name="P32"><text:span text:style-name="T24">Reader 2 try...</text:span></text:p>
        <text:p text:style-name="P32"><text:span text:style-name="T24">Reader 1: 47</text:span></text:p>
        <text:p text:style-name="P32"><text:span text:style-name="T24">Reader 3 try...</text:span></text:p>
        <text:p text:style-name="P32"><text:span text:style-name="T24">Reader 4 try...</text:span></text:p>
        <text:p text:style-name="P32"><text:span text:style-name="T24">Reader 1 try...</text:span></text:p>
        <text:p text:style-name="P32"><text:span text:style-name="T24">Writer 3 writing...</text:span></text:p>
        <text:p text:style-name="P32"><text:span text:style-name="T24">Writer 3:</text:span></text:p>
        <text:p text:style-name="P32"><text:span text:style-name="T24">93 65 71 56 88 96 60 74 71 97 </text:span></text:p>
        <text:p text:style-name="P32"><text:span text:style-name="T24">Writer 3 try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2: 77</text:span></text:p>
        <text:p text:style-name="P32"><text:span text:style-name="T24">Reader 3: 77</text:span></text:p>
        <text:p text:style-name="P32"><text:span text:style-name="T24">Reader 4: 77</text:span></text:p>
        <text:p text:style-name="P32"><text:span text:style-name="T24">Reader 3 try...</text:span></text:p>
        <text:p text:style-name="P32"><text:span text:style-name="T24">Reader 1: 77</text:span></text:p>
        <text:p text:style-name="P32"><text:span text:style-name="T24">Reader 2 try...</text:span></text:p>
        <text:p text:style-name="P32"><text:span text:style-name="T24">Reader 1 try...</text:span></text:p>
        <text:p text:style-name="P32"><text:span text:style-name="T24">Reader 4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50 9 34 30 74 71 10 29 21 35 </text:span></text:p>
        <text:p text:style-name="P32"><text:soft-page-break/><text:span text:style-name="T24">Writer 2 try...</text:span></text:p>
        <text:p text:style-name="P32"><text:span text:style-name="T24">Reader 3 reading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3: 36</text:span></text:p>
        <text:p text:style-name="P32"><text:span text:style-name="T24">Reader 4: 36</text:span></text:p>
        <text:p text:style-name="P32"><text:span text:style-name="T24">Reader 4 try...</text:span></text:p>
        <text:p text:style-name="P32"><text:span text:style-name="T24">Reader 2: 36</text:span></text:p>
        <text:p text:style-name="P32"><text:span text:style-name="T24">Reader 2 try...</text:span></text:p>
        <text:p text:style-name="P32"><text:span text:style-name="T24">Reader 1: 36</text:span></text:p>
        <text:p text:style-name="P32"><text:span text:style-name="T24">Reader 3 try...</text:span></text:p>
        <text:p text:style-name="P32"><text:span text:style-name="T24">Writer 4 writing...</text:span></text:p>
        <text:p text:style-name="P32"><text:span text:style-name="T24">Reader 1 try...</text:span></text:p>
        <text:p text:style-name="P32"><text:span text:style-name="T24">Writer 4:</text:span></text:p>
        <text:p text:style-name="P32"><text:span text:style-name="T24">63 54 20 70 34 33 24 64 68 47 </text:span></text:p>
        <text:p text:style-name="P32"><text:span text:style-name="T24">Writer 4 try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4: 47</text:span></text:p>
        <text:p text:style-name="P32"><text:span text:style-name="T24">Reader 3: 47</text:span></text:p>
        <text:p text:style-name="P32"><text:span text:style-name="T24">Reader 3 try...</text:span></text:p>
        <text:p text:style-name="P32"><text:span text:style-name="T24">Reader 1: 47</text:span></text:p>
        <text:p text:style-name="P32"><text:span text:style-name="T24">Reader 1 try...</text:span></text:p>
        <text:p text:style-name="P32"><text:span text:style-name="T24">Reader 2: 47</text:span></text:p>
        <text:p text:style-name="P32"><text:span text:style-name="T24">Reader 4 try...</text:span></text:p>
        <text:p text:style-name="P32"><text:span text:style-name="T24">Writer 1 writing...</text:span></text:p>
        <text:p text:style-name="P32"><text:span text:style-name="T24">Reader 2 try...</text:span></text:p>
        <text:p text:style-name="P32"><text:span text:style-name="T24">Writer 1:</text:span></text:p>
        <text:p text:style-name="P32"><text:span text:style-name="T24">55 66 40 0 4 65 36 90 17 24 </text:span></text:p>
        <text:p text:style-name="P32"><text:span text:style-name="T24">Writer 1 try...</text:span></text:p>
        <text:p text:style-name="P32"><text:span text:style-name="T24">Reader 3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4: 39</text:span></text:p>
        <text:p text:style-name="P32"><text:span text:style-name="T24">Reader 2: 39</text:span></text:p>
        <text:p text:style-name="P32"><text:span text:style-name="T24">Reader 1: 39</text:span></text:p>
        <text:p text:style-name="P32"><text:span text:style-name="T24">Reader 3: 39</text:span></text:p>
        <text:p text:style-name="P32"><text:span text:style-name="T24">Reader 1 try...</text:span></text:p>
        <text:p text:style-name="P32"><text:span text:style-name="T24">Reader 2 try...</text:span></text:p>
        <text:p text:style-name="P32"><text:span text:style-name="T24">Reader 4 try...</text:span></text:p>
        <text:p text:style-name="P32"><text:span text:style-name="T24">Writer 3 writing...</text:span></text:p>
        <text:p text:style-name="P32"><text:span text:style-name="T24">Reader 3 try...</text:span></text:p>
        <text:p text:style-name="P32"><text:span text:style-name="T24">Writer 3:</text:span></text:p>
        <text:p text:style-name="P32"><text:span text:style-name="T24">94 26 13 71 72 33 91 0 58 43 </text:span></text:p>
        <text:p text:style-name="P32"><text:span text:style-name="T24">Writer 3 try...</text:span></text:p>
        <text:p text:style-name="P32"><text:span text:style-name="T24">Reader 1 reading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4: 50</text:span></text:p>
        <text:p text:style-name="P32"><text:span text:style-name="T24">Reader 4 try...</text:span></text:p>
        <text:p text:style-name="P32"><text:span text:style-name="T24">Reader 2: 50</text:span></text:p>
        <text:p text:style-name="P32"><text:span text:style-name="T24">Reader 2 try...</text:span></text:p>
        <text:p text:style-name="P32"><text:span text:style-name="T24">Reader 1: 50</text:span></text:p>
        <text:p text:style-name="P32"><text:span text:style-name="T24">Reader 1 try...</text:span></text:p>
        <text:p text:style-name="P32"><text:span text:style-name="T24">Reader 3: 50</text:span></text:p>
        <text:p text:style-name="P32"><text:span text:style-name="T24">Reader 3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41 66 59 12 29 44 5 29 24 32 </text:span></text:p>
        <text:p text:style-name="P32"><text:span text:style-name="T24">Writer 2 try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4: 34</text:span></text:p>
        <text:p text:style-name="P32"><text:span text:style-name="T24">Reader 1: 34</text:span></text:p>
        <text:p text:style-name="P32"><text:span text:style-name="T24">Reader 1 try...</text:span></text:p>
        <text:p text:style-name="P32"><text:span text:style-name="T24">Reader 3: 34</text:span></text:p>
        <text:p text:style-name="P32"><text:span text:style-name="T24">Reader 3 try...</text:span></text:p>
        <text:p text:style-name="P32"><text:span text:style-name="T24">Reader 2: 34</text:span></text:p>
        <text:p text:style-name="P32"><text:span text:style-name="T24">Reader 4 try...</text:span></text:p>
        <text:p text:style-name="P32"><text:span text:style-name="T24">Writer 4 writing...</text:span></text:p>
        <text:p text:style-name="P32"><text:span text:style-name="T24">Reader 2 try...</text:span></text:p>
        <text:p text:style-name="P32"><text:span text:style-name="T24">Writer 4:</text:span></text:p>
        <text:p text:style-name="P32"><text:span text:style-name="T24">22 62 44 58 47 96 18 67 35 84 </text:span></text:p>
        <text:p text:style-name="P32"><text:span text:style-name="T24">Writer 4 try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1: 53</text:span></text:p>
        <text:p text:style-name="P32"><text:span text:style-name="T24">Reader 1 try...</text:span></text:p>
        <text:p text:style-name="P32"><text:span text:style-name="T24">Reader 3: 53</text:span></text:p>
        <text:p text:style-name="P32"><text:span text:style-name="T24">Reader 2: 53</text:span></text:p>
        <text:p text:style-name="P32"><text:span text:style-name="T24">Reader 4: 53</text:span></text:p>
        <text:p text:style-name="P32"><text:span text:style-name="T24">Reader 3 try...</text:span></text:p>
        <text:p text:style-name="P32"><text:span text:style-name="T24">Reader 2 try...</text:span></text:p>
        <text:p text:style-name="P32"><text:span text:style-name="T24">Writer 1 writing...</text:span></text:p>
        <text:p text:style-name="P32"><text:span text:style-name="T24">Reader 4 try...</text:span></text:p>
        <text:p text:style-name="P32"><text:span text:style-name="T24">Writer 1:</text:span></text:p>
        <text:p text:style-name="P32"><text:span text:style-name="T24">36 59 4 39 81 4 17 60 85 78 </text:span></text:p>
        <text:p text:style-name="P32"><text:span text:style-name="T24">Writer 1 try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4 reading...</text:span></text:p>
        <text:p text:style-name="P32"><text:span text:style-name="T24">Reader 1: 46</text:span></text:p>
        <text:p text:style-name="P32"><text:span text:style-name="T24">Reader 4: 46</text:span></text:p>
        <text:p text:style-name="P32"><text:span text:style-name="T24">Reader 4 try...</text:span></text:p>
        <text:p text:style-name="P32"><text:span text:style-name="T24">Reader 2: 46</text:span></text:p>
        <text:p text:style-name="P32"><text:span text:style-name="T24">Reader 3: 46</text:span></text:p>
        <text:p text:style-name="P32"><text:span text:style-name="T24">Reader 2 try...</text:span></text:p>
        <text:p text:style-name="P32"><text:span text:style-name="T24">Reader 1 try...</text:span></text:p>
        <text:p text:style-name="P32"><text:span text:style-name="T24">Writer 3 writing...</text:span></text:p>
        <text:p text:style-name="P32"><text:span text:style-name="T24">Reader 3 try...</text:span></text:p>
        <text:p text:style-name="P32"><text:span text:style-name="T24">Writer 3:</text:span></text:p>
        <text:p text:style-name="P32"><text:span text:style-name="T24">68 92 73 68 51 99 29 51 4 87 </text:span></text:p>
        <text:p text:style-name="P32"><text:span text:style-name="T24">Writer 3 try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1: 62</text:span></text:p>
        <text:p text:style-name="P32"><text:span text:style-name="T24">Reader 3: 62</text:span></text:p>
        <text:p text:style-name="P32"><text:span text:style-name="T24">Reader 4: 62</text:span></text:p>
        <text:p text:style-name="P32"><text:span text:style-name="T24">Reader 4 try...</text:span></text:p>
        <text:p text:style-name="P32"><text:span text:style-name="T24">Reader 2: 62</text:span></text:p>
        <text:p text:style-name="P32"><text:span text:style-name="T24">Reader 3 try...</text:span></text:p>
        <text:p text:style-name="P32"><text:span text:style-name="T24">Reader 1 try...</text:span></text:p>
        <text:p text:style-name="P32"><text:span text:style-name="T24">Writer 2 writing...</text:span></text:p>
        <text:p text:style-name="P32"><text:span text:style-name="T24">Reader 2 try...</text:span></text:p>
        <text:p text:style-name="P32"><text:span text:style-name="T24">Writer 2:</text:span></text:p>
        <text:p text:style-name="P32"><text:span text:style-name="T24">31 96 57 25 94 21 5 55 26 23 </text:span></text:p>
        <text:p text:style-name="P32"><text:span text:style-name="T24">Writer 2 try...</text:span></text:p>
        <text:p text:style-name="P32"><text:span text:style-name="T24">Reader 4 reading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4: 43</text:span></text:p>
        <text:p text:style-name="P32"><text:span text:style-name="T24">Reader 3: 43</text:span></text:p>
        <text:p text:style-name="P32"><text:span text:style-name="T24">Reader 3 try...</text:span></text:p>
        <text:p text:style-name="P32"><text:span text:style-name="T24">Reader 1: 43</text:span></text:p>
        <text:p text:style-name="P32"><text:span text:style-name="T24">Reader 1 try...</text:span></text:p>
        <text:p text:style-name="P32"><text:span text:style-name="T24">Reader 2: 43</text:span></text:p>
        <text:p text:style-name="P32"><text:span text:style-name="T24">Reader 4 try...</text:span></text:p>
        <text:p text:style-name="P32"><text:span text:style-name="T24">Writer 4 writing...</text:span></text:p>
        <text:p text:style-name="P32"><text:span text:style-name="T24">Reader 2 try...</text:span></text:p>
        <text:p text:style-name="P32"><text:span text:style-name="T24">Writer 4:</text:span></text:p>
        <text:p text:style-name="P32"><text:span text:style-name="T24">68 81 60 21 1 25 86 90 87 6 </text:span></text:p>
        <text:p text:style-name="P32"><text:span text:style-name="T24">Writer 4 try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3: 52</text:span></text:p>
        <text:p text:style-name="P32"><text:span text:style-name="T24">Reader 2: 52</text:span></text:p>
        <text:p text:style-name="P32"><text:span text:style-name="T24">Reader 4: 52</text:span></text:p>
        <text:p text:style-name="P32"><text:span text:style-name="T24">Reader 1: 52</text:span></text:p>
        <text:p text:style-name="P32"><text:span text:style-name="T24">Reader 1 try...</text:span></text:p>
        <text:p text:style-name="P32"><text:span text:style-name="T24">Writer 1 writing...</text:span></text:p>
        <text:p text:style-name="P32"><text:span text:style-name="T24">Reader 4 try...</text:span></text:p>
        <text:p text:style-name="P32"><text:soft-page-break/><text:span text:style-name="T24">Reader 2 try...</text:span></text:p>
        <text:p text:style-name="P32"><text:span text:style-name="T24">Reader 3 try...</text:span></text:p>
        <text:p text:style-name="P32"><text:span text:style-name="T24">Writer 1:</text:span></text:p>
        <text:p text:style-name="P32"><text:span text:style-name="T24">90 22 8 33 47 25 47 81 47 90 </text:span></text:p>
        <text:p text:style-name="P32"><text:span text:style-name="T24">Writer 1 try...</text:span></text:p>
        <text:p text:style-name="P32"><text:span text:style-name="T24">Reader 1 reading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1: 49</text:span></text:p>
        <text:p text:style-name="P32"><text:span text:style-name="T24">Reader 1 try...</text:span></text:p>
        <text:p text:style-name="P32"><text:span text:style-name="T24">Reader 3: 49</text:span></text:p>
        <text:p text:style-name="P32"><text:span text:style-name="T24">Reader 3 try...</text:span></text:p>
        <text:p text:style-name="P32"><text:span text:style-name="T24">Reader 4: 49</text:span></text:p>
        <text:p text:style-name="P32"><text:span text:style-name="T24">Reader 4 try...</text:span></text:p>
        <text:p text:style-name="P32"><text:span text:style-name="T24">Reader 2: 49</text:span></text:p>
        <text:p text:style-name="P32"><text:span text:style-name="T24">Reader 2 try...</text:span></text:p>
        <text:p text:style-name="P32"><text:span text:style-name="T24">Writer 3 writing...</text:span></text:p>
        <text:p text:style-name="P32"><text:span text:style-name="T24">Writer 3:</text:span></text:p>
        <text:p text:style-name="P32"><text:span text:style-name="T24">5 41 25 39 33 88 49 48 3 65 </text:span></text:p>
        <text:p text:style-name="P32"><text:span text:style-name="T24">Writer 3 try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1: 39</text:span></text:p>
        <text:p text:style-name="P32"><text:span text:style-name="T24">Reader 2: 39</text:span></text:p>
        <text:p text:style-name="P32"><text:span text:style-name="T24">Reader 2 try...</text:span></text:p>
        <text:p text:style-name="P32"><text:span text:style-name="T24">Reader 4: 39</text:span></text:p>
        <text:p text:style-name="P32"><text:span text:style-name="T24">Reader 4 try...</text:span></text:p>
        <text:p text:style-name="P32"><text:span text:style-name="T24">Reader 3: 39</text:span></text:p>
        <text:p text:style-name="P32"><text:span text:style-name="T24">Reader 1 try...</text:span></text:p>
        <text:p text:style-name="P32"><text:span text:style-name="T24">Reader 3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0 4 24 75 75 4 73 63 55 2 </text:span></text:p>
        <text:p text:style-name="P32"><text:span text:style-name="T24">Writer 2 try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2: 37</text:span></text:p>
        <text:p text:style-name="P32"><text:span text:style-name="T24">Reader 1: 37</text:span></text:p>
        <text:p text:style-name="P32"><text:span text:style-name="T24">Reader 4: 37</text:span></text:p>
        <text:p text:style-name="P32"><text:span text:style-name="T24">Reader 4 try...</text:span></text:p>
        <text:p text:style-name="P32"><text:span text:style-name="T24">Reader 1 try...</text:span></text:p>
        <text:p text:style-name="P32"><text:span text:style-name="T24">Reader 2 try...</text:span></text:p>
        <text:p text:style-name="P32"><text:span text:style-name="T24">Reader 3: 37</text:span></text:p>
        <text:p text:style-name="P32"><text:span text:style-name="T24">Reader 3 try...</text:span></text:p>
        <text:p text:style-name="P32"><text:span text:style-name="T24">Writer 4 writing...</text:span></text:p>
        <text:p text:style-name="P32"><text:span text:style-name="T24">Writer 4:</text:span></text:p>
        <text:p text:style-name="P32"><text:span text:style-name="T24">69 37 42 95 25 31 59 39 34 72 </text:span></text:p>
        <text:p text:style-name="P32"><text:span text:style-name="T24">Writer 4 try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4: 50</text:span></text:p>
        <text:p text:style-name="P32"><text:span text:style-name="T24">Reader 4 try...</text:span></text:p>
        <text:p text:style-name="P32"><text:span text:style-name="T24">Reader 3: 50</text:span></text:p>
        <text:p text:style-name="P32"><text:span text:style-name="T24">Reader 3 try...</text:span></text:p>
        <text:p text:style-name="P32"><text:span text:style-name="T24">Reader 1: 50</text:span></text:p>
        <text:p text:style-name="P32"><text:span text:style-name="T24">Reader 1 try...</text:span></text:p>
        <text:p text:style-name="P32"><text:span text:style-name="T24">Reader 2: 50</text:span></text:p>
        <text:p text:style-name="P32"><text:span text:style-name="T24">Reader 2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99 3 62 63 91 12 13 44 62 2 </text:span></text:p>
        <text:p text:style-name="P32"><text:span text:style-name="T24">Writer 1 try...</text:span></text:p>
        <text:p text:style-name="P32"><text:span text:style-name="T24">Reader 4 reading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4: 45</text:span></text:p>
        <text:p text:style-name="P32"><text:span text:style-name="T24">Reader 3: 45</text:span></text:p>
        <text:p text:style-name="P32"><text:span text:style-name="T24">Reader 2: 45</text:span></text:p>
        <text:p text:style-name="P32"><text:span text:style-name="T24">Reader 1: 45</text:span></text:p>
        <text:p text:style-name="P32"><text:span text:style-name="T24">Reader 2 try...</text:span></text:p>
        <text:p text:style-name="P32"><text:span text:style-name="T24">Reader 1 try...</text:span></text:p>
        <text:p text:style-name="P32"><text:span text:style-name="T24">Writer 3 writing...</text:span></text:p>
        <text:p text:style-name="P32"><text:span text:style-name="T24">Reader 3 try...</text:span></text:p>
        <text:p text:style-name="P32"><text:span text:style-name="T24">Reader 4 try...</text:span></text:p>
        <text:p text:style-name="P32"><text:span text:style-name="T24">Writer 3:</text:span></text:p>
        <text:p text:style-name="P32"><text:span text:style-name="T24">2 67 62 64 61 25 81 59 30 19 </text:span></text:p>
        <text:p text:style-name="P32"><text:span text:style-name="T24">Writer 3 try...</text:span></text:p>
        <text:p text:style-name="P32"><text:span text:style-name="T24">Reader 2 reading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4 reading...</text:span></text:p>
        <text:p text:style-name="P32"><text:span text:style-name="T24">Reader 2: 47</text:span></text:p>
        <text:p text:style-name="P32"><text:span text:style-name="T24">Reader 3: 47</text:span></text:p>
        <text:p text:style-name="P32"><text:span text:style-name="T24">Reader 2 try...</text:span></text:p>
        <text:p text:style-name="P32"><text:span text:style-name="T24">Reader 4: 47</text:span></text:p>
        <text:p text:style-name="P32"><text:span text:style-name="T24">Reader 4 try...</text:span></text:p>
        <text:p text:style-name="P32"><text:span text:style-name="T24">Reader 1: 47</text:span></text:p>
        <text:p text:style-name="P32"><text:span text:style-name="T24">Reader 3 try...</text:span></text:p>
        <text:p text:style-name="P32"><text:span text:style-name="T24">Reader 1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0 31 89 46 67 14 69 22 91 42 </text:span></text:p>
        <text:p text:style-name="P32"><text:span text:style-name="T24">Writer 2 try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2: 47</text:span></text:p>
        <text:p text:style-name="P32"><text:span text:style-name="T24">Reader 2 try...</text:span></text:p>
        <text:p text:style-name="P32"><text:span text:style-name="T24">Reader 4: 47</text:span></text:p>
        <text:p text:style-name="P32"><text:span text:style-name="T24">Reader 4 try...</text:span></text:p>
        <text:p text:style-name="P32"><text:span text:style-name="T24">Reader 3: 47</text:span></text:p>
        <text:p text:style-name="P32"><text:span text:style-name="T24">Reader 1: 47</text:span></text:p>
        <text:p text:style-name="P32"><text:span text:style-name="T24">Reader 3 try...</text:span></text:p>
        <text:p text:style-name="P32"><text:span text:style-name="T24">Reader 1 try...</text:span></text:p>
        <text:p text:style-name="P32"><text:span text:style-name="T24">Writer 4 writing...</text:span></text:p>
        <text:p text:style-name="P32"><text:span text:style-name="T24">Writer 4:</text:span></text:p>
        <text:p text:style-name="P32"><text:span text:style-name="T24">19 5 45 4 63 97 76 5 84 96 </text:span></text:p>
        <text:p text:style-name="P32"><text:span text:style-name="T24">Writer 4 try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2: 49</text:span></text:p>
        <text:p text:style-name="P32"><text:span text:style-name="T24">Reader 3: 49</text:span></text:p>
        <text:p text:style-name="P32"><text:span text:style-name="T24">Reader 3 try...</text:span></text:p>
        <text:p text:style-name="P32"><text:span text:style-name="T24">Reader 4: 49</text:span></text:p>
        <text:p text:style-name="P32"><text:span text:style-name="T24">Reader 4 try...</text:span></text:p>
        <text:p text:style-name="P32"><text:span text:style-name="T24">Reader 1: 49</text:span></text:p>
        <text:p text:style-name="P32"><text:span text:style-name="T24">Reader 2 try...</text:span></text:p>
        <text:p text:style-name="P32"><text:span text:style-name="T24">Read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69 71 72 91 50 33 16 36 0 94 </text:span></text:p>
        <text:p text:style-name="P32"><text:span text:style-name="T24">Writer 1 try...</text:span></text:p>
        <text:p text:style-name="P32"><text:span text:style-name="T24">Reader 3 reading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1 reading...</text:span></text:p>
        <text:p text:style-name="P32"><text:span text:style-name="T24">Reader 3: 53</text:span></text:p>
        <text:p text:style-name="P32"><text:span text:style-name="T24">Reader 3 try...</text:span></text:p>
        <text:p text:style-name="P32"><text:span text:style-name="T24">Reader 1: 53</text:span></text:p>
        <text:p text:style-name="P32"><text:span text:style-name="T24">Reader 2: 53</text:span></text:p>
        <text:p text:style-name="P32"><text:span text:style-name="T24">Reader 2 try...</text:span></text:p>
        <text:p text:style-name="P32"><text:span text:style-name="T24">Reader 4: 53</text:span></text:p>
        <text:p text:style-name="P32"><text:span text:style-name="T24">Reader 4 try...</text:span></text:p>
        <text:p text:style-name="P32"><text:span text:style-name="T24">Reader 1 try...</text:span></text:p>
        <text:p text:style-name="P32"><text:span text:style-name="T24">Writer 3 writing...</text:span></text:p>
        <text:p text:style-name="P32"><text:span text:style-name="T24">Writer 3:</text:span></text:p>
        <text:p text:style-name="P32"><text:span text:style-name="T24">61 84 9 21 48 61 22 77 40 14 </text:span></text:p>
        <text:p text:style-name="P32"><text:span text:style-name="T24">Writer 3 try...</text:span></text:p>
        <text:p text:style-name="P32"><text:span text:style-name="T24">Reader 3 reading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3: 43</text:span></text:p>
        <text:p text:style-name="P32"><text:span text:style-name="T24">Reader 3 try...</text:span></text:p>
        <text:p text:style-name="P32"><text:span text:style-name="T24">Reader 2: 43</text:span></text:p>
        <text:p text:style-name="P32"><text:soft-page-break/><text:span text:style-name="T24">Reader 2 try...</text:span></text:p>
        <text:p text:style-name="P32"><text:span text:style-name="T24">Reader 4: 43</text:span></text:p>
        <text:p text:style-name="P32"><text:span text:style-name="T24">Reader 4 try...</text:span></text:p>
        <text:p text:style-name="P32"><text:span text:style-name="T24">Reader 1: 43</text:span></text:p>
        <text:p text:style-name="P32"><text:span text:style-name="T24">Reader 1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96 94 0 73 9 4 84 21 83 4 </text:span></text:p>
        <text:p text:style-name="P32"><text:span text:style-name="T24">Writer 2 try...</text:span></text:p>
        <text:p text:style-name="P32"><text:span text:style-name="T24">Reader 3 reading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2: 46</text:span></text:p>
        <text:p text:style-name="P32"><text:span text:style-name="T24">Reader 2 try...</text:span></text:p>
        <text:p text:style-name="P32"><text:span text:style-name="T24">Reader 3: 46</text:span></text:p>
        <text:p text:style-name="P32"><text:span text:style-name="T24">Reader 3 try...</text:span></text:p>
        <text:p text:style-name="P32"><text:span text:style-name="T24">Reader 4: 46</text:span></text:p>
        <text:p text:style-name="P32"><text:span text:style-name="T24">Reader 4 try...</text:span></text:p>
        <text:p text:style-name="P32"><text:span text:style-name="T24">Reader 1: 46</text:span></text:p>
        <text:p text:style-name="P32"><text:span text:style-name="T24">Reader 1 try...</text:span></text:p>
        <text:p text:style-name="P32"><text:span text:style-name="T24">Writer 4 writing...</text:span></text:p>
        <text:p text:style-name="P32"><text:span text:style-name="T24">Writer 4:</text:span></text:p>
        <text:p text:style-name="P32"><text:span text:style-name="T24">69 81 95 82 8 98 50 97 47 49 </text:span></text:p>
        <text:p text:style-name="P32"><text:span text:style-name="T24">Writer 4 try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4: 67</text:span></text:p>
        <text:p text:style-name="P32"><text:span text:style-name="T24">Reader 4 try...</text:span></text:p>
        <text:p text:style-name="P32"><text:span text:style-name="T24">Reader 1: 67</text:span></text:p>
        <text:p text:style-name="P32"><text:span text:style-name="T24">Reader 2: 67</text:span></text:p>
        <text:p text:style-name="P32"><text:span text:style-name="T24">Reader 2 try...</text:span></text:p>
        <text:p text:style-name="P32"><text:span text:style-name="T24">Reader 3: 67</text:span></text:p>
        <text:p text:style-name="P32"><text:span text:style-name="T24">Reader 1 try...</text:span></text:p>
        <text:p text:style-name="P32"><text:span text:style-name="T24">Reader 3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63 27 48 63 1 83 23 20 18 23 </text:span></text:p>
        <text:p text:style-name="P32"><text:span text:style-name="T24">Writer 1 try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4: 36</text:span></text:p>
        <text:p text:style-name="P32"><text:span text:style-name="T24">Reader 4 try...</text:span></text:p>
        <text:p text:style-name="P32"><text:span text:style-name="T24">Reader 2: 36</text:span></text:p>
        <text:p text:style-name="P32"><text:span text:style-name="T24">Reader 1: 36</text:span></text:p>
        <text:p text:style-name="P32"><text:span text:style-name="T24">Reader 1 try...</text:span></text:p>
        <text:p text:style-name="P32"><text:span text:style-name="T24">Reader 3: 36</text:span></text:p>
        <text:p text:style-name="P32"><text:span text:style-name="T24">Reader 2 try...</text:span></text:p>
        <text:p text:style-name="P32"><text:span text:style-name="T24">Writer 3 writing...</text:span></text:p>
        <text:p text:style-name="P32"><text:span text:style-name="T24">Reader 3 try...</text:span></text:p>
        <text:p text:style-name="P32"><text:span text:style-name="T24">Writer 3:</text:span></text:p>
        <text:p text:style-name="P32"><text:span text:style-name="T24">63 20 46 81 45 52 21 37 97 75 </text:span></text:p>
        <text:p text:style-name="P32"><text:span text:style-name="T24">Writer 3 try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4: 53</text:span></text:p>
        <text:p text:style-name="P32"><text:span text:style-name="T24">Reader 2: 53</text:span></text:p>
        <text:p text:style-name="P32"><text:span text:style-name="T24">Reader 1: 53</text:span></text:p>
        <text:p text:style-name="P32"><text:span text:style-name="T24">Reader 4 try...</text:span></text:p>
        <text:p text:style-name="P32"><text:span text:style-name="T24">Reader 2 try...</text:span></text:p>
        <text:p text:style-name="P32"><text:span text:style-name="T24">Reader 3: 53</text:span></text:p>
        <text:p text:style-name="P32"><text:span text:style-name="T24">Reader 1 try...</text:span></text:p>
        <text:p text:style-name="P32"><text:span text:style-name="T24">Reader 3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31 16 50 90 31 0 35 42 35 43 </text:span></text:p>
        <text:p text:style-name="P32"><text:span text:style-name="T24">Writer 2 try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4: 37</text:span></text:p>
        <text:p text:style-name="P32"><text:span text:style-name="T24">Reader 2: 37</text:span></text:p>
        <text:p text:style-name="P32"><text:span text:style-name="T24">Reader 1: 37</text:span></text:p>
        <text:p text:style-name="P32"><text:span text:style-name="T24">Reader 2 try...</text:span></text:p>
        <text:p text:style-name="P32"><text:span text:style-name="T24">Reader 4 try...</text:span></text:p>
        <text:p text:style-name="P32"><text:span text:style-name="T24">Reader 3: 37</text:span></text:p>
        <text:p text:style-name="P32"><text:span text:style-name="T24">Reader 1 try...</text:span></text:p>
        <text:p text:style-name="P32"><text:span text:style-name="T24">Reader 3 try...</text:span></text:p>
        <text:p text:style-name="P32"><text:span text:style-name="T24">Writer 4 writing...</text:span></text:p>
        <text:p text:style-name="P32"><text:span text:style-name="T24">Writer 4:</text:span></text:p>
        <text:p text:style-name="P32"><text:span text:style-name="T24">37 37 82 77 36 0 84 74 54 14 </text:span></text:p>
        <text:p text:style-name="P32"><text:span text:style-name="T24">Writer 4 try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2: 49</text:span></text:p>
        <text:p text:style-name="P32"><text:span text:style-name="T24">Reader 2 try...</text:span></text:p>
        <text:p text:style-name="P32"><text:span text:style-name="T24">Reader 4: 49</text:span></text:p>
        <text:p text:style-name="P32"><text:span text:style-name="T24">Reader 4 try...</text:span></text:p>
        <text:p text:style-name="P32"><text:span text:style-name="T24">Reader 1: 49</text:span></text:p>
        <text:p text:style-name="P32"><text:span text:style-name="T24">Reader 1 try...</text:span></text:p>
        <text:p text:style-name="P32"><text:span text:style-name="T24">Reader 3: 49</text:span></text:p>
        <text:p text:style-name="P32"><text:span text:style-name="T24">Reader 3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56 81 83 19 54 4 71 16 67 82 </text:span></text:p>
        <text:p text:style-name="P32"><text:span text:style-name="T24">Writer 1 try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2: 53</text:span></text:p>
        <text:p text:style-name="P32"><text:span text:style-name="T24">Reader 2 try...</text:span></text:p>
        <text:p text:style-name="P32"><text:span text:style-name="T24">Reader 4: 53</text:span></text:p>
        <text:p text:style-name="P32"><text:span text:style-name="T24">Reader 4 try...</text:span></text:p>
        <text:p text:style-name="P32"><text:span text:style-name="T24">Reader 1: 53</text:span></text:p>
        <text:p text:style-name="P32"><text:span text:style-name="T24">Reader 3: 53</text:span></text:p>
        <text:p text:style-name="P32"><text:span text:style-name="T24">Reader 1 try...</text:span></text:p>
        <text:p text:style-name="P32"><text:span text:style-name="T24">Reader 3 try...</text:span></text:p>
        <text:p text:style-name="P32"><text:span text:style-name="T24">Writer 3 writing...</text:span></text:p>
        <text:p text:style-name="P32"><text:span text:style-name="T24">Writer 3:</text:span></text:p>
        <text:p text:style-name="P32"><text:span text:style-name="T24">6 45 70 94 15 53 78 57 60 81 </text:span></text:p>
        <text:p text:style-name="P32"><text:span text:style-name="T24">Writer 3 try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2: 55</text:span></text:p>
        <text:p text:style-name="P32"><text:span text:style-name="T24">Reader 1: 55</text:span></text:p>
        <text:p text:style-name="P32"><text:span text:style-name="T24">Reader 1 try...</text:span></text:p>
        <text:p text:style-name="P32"><text:span text:style-name="T24">Reader 4: 55</text:span></text:p>
        <text:p text:style-name="P32"><text:span text:style-name="T24">Reader 3: 55</text:span></text:p>
        <text:p text:style-name="P32"><text:span text:style-name="T24">Reader 3 try...</text:span></text:p>
        <text:p text:style-name="P32"><text:span text:style-name="T24">Reader 2 try...</text:span></text:p>
        <text:p text:style-name="P32"><text:span text:style-name="T24">Reader 4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56 72 62 59 78 94 34 73 0 93 </text:span></text:p>
        <text:p text:style-name="P32"><text:span text:style-name="T24">Writer 2 try...</text:span></text:p>
        <text:p text:style-name="P32"><text:span text:style-name="T24">Reader 1 reading...</text:span></text:p>
        <text:p text:style-name="P32"><text:span text:style-name="T24">Reader 3 reading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pan text:style-name="T24">Reader 3: 62</text:span></text:p>
        <text:p text:style-name="P32"><text:span text:style-name="T24">Reader 3 try...</text:span></text:p>
        <text:p text:style-name="P32"><text:span text:style-name="T24">Reader 2: 62</text:span></text:p>
        <text:p text:style-name="P32"><text:span text:style-name="T24">Reader 2 try...</text:span></text:p>
        <text:p text:style-name="P32"><text:span text:style-name="T24">Reader 4: 62</text:span></text:p>
        <text:p text:style-name="P32"><text:span text:style-name="T24">Reader 4 try...</text:span></text:p>
        <text:p text:style-name="P32"><text:span text:style-name="T24">Reader 1: 62</text:span></text:p>
        <text:p text:style-name="P32"><text:span text:style-name="T24">Writer 4 writing...</text:span></text:p>
        <text:p text:style-name="P32"><text:span text:style-name="T24">Reader 1 try...</text:span></text:p>
        <text:p text:style-name="P32"><text:span text:style-name="T24">Writer 4:</text:span></text:p>
        <text:p text:style-name="P32"><text:span text:style-name="T24">71 40 30 14 29 2 96 63 48 11 </text:span></text:p>
        <text:p text:style-name="P32"><text:span text:style-name="T24">Writer 4 try...</text:span></text:p>
        <text:p text:style-name="P32"><text:span text:style-name="T24">Reader 3 reading...</text:span></text:p>
        <text:p text:style-name="P32"><text:span text:style-name="T24">Reader 2 reading...</text:span></text:p>
        <text:p text:style-name="P32"><text:span text:style-name="T24">Reader 4 reading...</text:span></text:p>
        <text:p text:style-name="P32"><text:soft-page-break/><text:span text:style-name="T24">Reader 1 reading...</text:span></text:p>
        <text:p text:style-name="P32"><text:span text:style-name="T24">Reader 3: 40</text:span></text:p>
        <text:p text:style-name="P32"><text:span text:style-name="T24">Reader 1: 40</text:span></text:p>
        <text:p text:style-name="P32"><text:span text:style-name="T24">Reader 1 try...</text:span></text:p>
        <text:p text:style-name="P32"><text:span text:style-name="T24">Reader 4: 40</text:span></text:p>
        <text:p text:style-name="P32"><text:span text:style-name="T24">Reader 4 try...</text:span></text:p>
        <text:p text:style-name="P32"><text:span text:style-name="T24">Reader 2: 40</text:span></text:p>
        <text:p text:style-name="P32"><text:span text:style-name="T24">Reader 3 try...</text:span></text:p>
        <text:p text:style-name="P32"><text:span text:style-name="T24">Reader 2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19 27 47 64 95 41 29 32 46 41 </text:span></text:p>
        <text:p text:style-name="P32"><text:span text:style-name="T24">Writer 1 try...</text:span></text:p>
        <text:p text:style-name="P32"><text:span text:style-name="T24">Reader 1 reading...</text:span></text:p>
        <text:p text:style-name="P32"><text:span text:style-name="T24">Reader 4 reading...</text:span></text:p>
        <text:p text:style-name="P32"><text:span text:style-name="T24">Reader 3 reading...</text:span></text:p>
        <text:p text:style-name="P32"><text:span text:style-name="T24">Reader 2 reading...</text:span></text:p>
        <text:p text:style-name="P32"><text:span text:style-name="T24">Reader 4: 44</text:span></text:p>
        <text:p text:style-name="P32"><text:span text:style-name="T24">Reader 4 try...</text:span></text:p>
        <text:p text:style-name="P32"><text:span text:style-name="T24">Reader 1: 44</text:span></text:p>
        <text:p text:style-name="P32"><text:span text:style-name="T24">Reader 3: 44</text:span></text:p>
        <text:p text:style-name="P32"><text:span text:style-name="T24">Reader 3 try...</text:span></text:p>
        <text:p text:style-name="P32"><text:span text:style-name="T24">Reader 2: 44</text:span></text:p>
        <text:p text:style-name="P32"><text:span text:style-name="T24">Reader 1 try...</text:span></text:p>
        <text:p text:style-name="P32"><text:span text:style-name="T24">Reader 2 try...</text:span></text:p>
        <text:p text:style-name="P32"><text:span text:style-name="T24">Writer 3 writing...</text:span></text:p>
        <text:p text:style-name="P32"><text:span text:style-name="T24">Writer 3:</text:span></text:p>
        <text:p text:style-name="P32"><text:span text:style-name="T24">8 1 39 26 84 98 37 84 36 25 </text:span></text:p>
        <text:p text:style-name="P32"><text:span text:style-name="T24">Reader 4 reading...</text:span></text:p>
        <text:p text:style-name="P32"><text:span text:style-name="T24">Reader 3 reading...</text:span></text:p>
        <text:p text:style-name="P32"><text:span text:style-name="T24">Reader 1 reading...</text:span></text:p>
        <text:p text:style-name="P32"><text:span text:style-name="T24">Reader 2 reading...</text:span></text:p>
        <text:p text:style-name="P32"><text:span text:style-name="T24">Reader 4: 43</text:span></text:p>
        <text:p text:style-name="P32"><text:span text:style-name="T24">Reader 1: 43</text:span></text:p>
        <text:p text:style-name="P32"><text:span text:style-name="T24">Reader 3: 43</text:span></text:p>
        <text:p text:style-name="P32"><text:span text:style-name="T24">Reader 2: 43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76 39 17 89 6 11 87 24 75 44 </text:span></text:p>
        <text:p text:style-name="P32"><text:span text:style-name="T24">Writer 4 writing...</text:span></text:p>
        <text:p text:style-name="P32"><text:span text:style-name="T24">Writer 4:</text:span></text:p>
        <text:p text:style-name="P32"><text:span text:style-name="T24">38 6 43 62 49 21 58 41 21 50 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85 38 72 25 22 13 78 33 74 70 </text:span></text:p>
      </text:section>
      <text:p text:style-name="P25"/>
      <text:p text:style-name="P6"><text:span text:style-name="T5">Решение с использованием семафоров:</text:span></text:p>
      <text:p text:style-name="P26"><text:span text:style-name="T6"/></text:p>
      <text:p text:style-name="P26"><text:span text:style-name="T6">Текст</text:span><text:span text:style-name="T12"> </text:span><text:span text:style-name="T6">программы</text:span><text:span text:style-name="T12">:</text:span></text:p>
      <text:p text:style-name="P30"><text:span text:style-name="T17">class</text:span><text:span text:style-name="T20"> Q {</text:span></text:p>
      <text:p text:style-name="P30"><text:span text:style-name="T20"><text:tab/></text:span><text:span text:style-name="T17">int</text:span><text:span text:style-name="T20"> </text:span><text:span text:style-name="T26">n</text:span><text:span text:style-name="T20">;</text:span></text:p>
      <text:p text:style-name="P30"><text:span text:style-name="T20"><text:tab/></text:span><text:span text:style-name="T17">boolean</text:span><text:span text:style-name="T20"> </text:span><text:span text:style-name="T26">work</text:span><text:span text:style-name="T20"> = </text:span><text:span text:style-name="T17">true</text:span><text:span text:style-name="T20">;</text:span></text:p>
      <text:p text:style-name="P30"><text:span text:style-name="T20"><text:tab/></text:span><text:span text:style-name="T17">int</text:span><text:span text:style-name="T20"> </text:span><text:span text:style-name="T26">Arr</text:span><text:span text:style-name="T20">[] = </text:span><text:span text:style-name="T17">new</text:span><text:span text:style-name="T20"> </text:span><text:span text:style-name="T17">int</text:span><text:span text:style-name="T20">[10];</text:span></text:p>
      <text:p text:style-name="P30"><text:span text:style-name="T20"><text:tab/>Semaphore </text:span><text:span text:style-name="T26">emp</text:span><text:span text:style-name="T20"> = </text:span><text:span text:style-name="T17">new</text:span><text:span text:style-name="T20"> Semaphore(4, </text:span><text:span text:style-name="T17">true</text:span><text:span text:style-name="T20">);</text:span></text:p>
      <text:p text:style-name="P31"/>
      <text:p text:style-name="P30"><text:span text:style-name="T20"><text:tab/></text:span><text:span text:style-name="T17">void</text:span><text:span text:style-name="T20"> gener() {</text:span></text:p>
      <text:p text:style-name="P30"><text:span text:style-name="T20"><text:tab/><text:tab/>Random </text:span><text:span text:style-name="T25">r</text:span><text:span text:style-name="T20"> = </text:span><text:span text:style-name="T17">new</text:span><text:span text:style-name="T20"> Random();</text:span></text:p>
      <text:p text:style-name="P30"><text:span text:style-name="T20"><text:tab/><text:tab/></text:span><text:span text:style-name="T17">for</text:span><text:span text:style-name="T20"> (</text:span><text:span text:style-name="T17">int</text:span><text:span text:style-name="T20"> </text:span><text:span text:style-name="T25">i</text:span><text:span text:style-name="T20"> = 0; </text:span><text:span text:style-name="T25">i</text:span><text:span text:style-name="T20"> &lt; 10; </text:span><text:span text:style-name="T25">i</text:span><text:span text:style-name="T20">++) {</text:span></text:p>
      <text:p text:style-name="P30"><text:span text:style-name="T20"><text:tab/><text:tab/><text:tab/></text:span><text:span text:style-name="T26">Arr</text:span><text:span text:style-name="T20">[</text:span><text:span text:style-name="T25">i</text:span><text:span text:style-name="T20">] = </text:span><text:span text:style-name="T25">r</text:span><text:span text:style-name="T20">.nextInt(100);</text:span></text:p>
      <text:p text:style-name="P30"><text:span text:style-name="T20"><text:tab/><text:tab/><text:tab/>System.</text:span><text:span text:style-name="T27">out</text:span><text:span text:style-name="T20">.print(</text:span><text:span text:style-name="T26">Arr</text:span><text:span text:style-name="T20">[</text:span><text:span text:style-name="T25">i</text:span><text:span text:style-name="T20">] + </text:span><text:span text:style-name="T28">" "</text:span><text:span text:style-name="T20">);</text:span></text:p>
      <text:p text:style-name="P30"><text:span text:style-name="T20"><text:tab/><text:tab/>}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int</text:span><text:span text:style-name="T20"> sr() {</text:span></text:p>
      <text:p text:style-name="P30"><text:span text:style-name="T20"><text:tab/><text:tab/></text:span><text:span text:style-name="T17">int</text:span><text:span text:style-name="T20"> </text:span><text:span text:style-name="T25">sum</text:span><text:span text:style-name="T20"> = 0;</text:span></text:p>
      <text:p text:style-name="P30"><text:span text:style-name="T20"><text:tab/><text:tab/></text:span><text:span text:style-name="T17">for</text:span><text:span text:style-name="T20"> (</text:span><text:span text:style-name="T17">int</text:span><text:span text:style-name="T20"> </text:span><text:span text:style-name="T25">i</text:span><text:span text:style-name="T20"> = 0; </text:span><text:span text:style-name="T25">i</text:span><text:span text:style-name="T20"> &lt; 10; </text:span><text:span text:style-name="T25">i</text:span><text:span text:style-name="T20">++) {</text:span></text:p>
      <text:p text:style-name="P30"><text:span text:style-name="T20"><text:tab/><text:tab/><text:tab/></text:span><text:span text:style-name="T25">sum</text:span><text:span text:style-name="T20"> += </text:span><text:span text:style-name="T26">Arr</text:span><text:span text:style-name="T20">[</text:span><text:span text:style-name="T25">i</text:span><text:span text:style-name="T20">];</text:span></text:p>
      <text:p text:style-name="P30"><text:span text:style-name="T20"><text:tab/><text:tab/>}</text:span></text:p>
      <text:p text:style-name="P30"><text:span text:style-name="T20"><text:tab/><text:tab/></text:span></text:p>
      <text:p text:style-name="P30"><text:span text:style-name="T20"><text:tab/><text:tab/></text:span><text:span text:style-name="T17">return</text:span><text:span text:style-name="T20"> </text:span><text:span text:style-name="T25">sum</text:span><text:span text:style-name="T20"> / 10;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int</text:span><text:span text:style-name="T20"> read() {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</text:span><text:span text:style-name="T26">emp</text:span><text:span text:style-name="T20">.acquire();</text:span></text:p>
      <text:p text:style-name="P30"><text:span text:style-name="T20"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}</text:span></text:p>
      <text:p text:style-name="P30"><text:span text:style-name="T20"><text:tab/><text:tab/></text:span></text:p>
      <text:p text:style-name="P30"><text:span text:style-name="T20"><text:tab/><text:tab/>Thread </text:span><text:span text:style-name="T25">t</text:span><text:span text:style-name="T20"> = Thread.</text:span><text:span text:style-name="T22">currentThread</text:span><text:span text:style-name="T20">();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 try..."</text:span><text:span text:style-name="T20">);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 reading..."</text:span><text:span text:style-name="T20">);</text:span></text:p>
      <text:p text:style-name="P30"><text:span text:style-name="T20"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: "</text:span><text:span text:style-name="T20"> + sr());</text:span></text:p>
      <text:p text:style-name="P30"><text:span text:style-name="T20"><text:tab/><text:tab/></text:span><text:span text:style-name="T26">emp</text:span><text:span text:style-name="T20">.release();</text:span></text:p>
      <text:p text:style-name="P30"><text:span text:style-name="T20"><text:tab/><text:tab/></text:span></text:p>
      <text:p text:style-name="P30"><text:soft-page-break/><text:span text:style-name="T20"><text:tab/><text:tab/></text:span><text:span text:style-name="T17">try</text:span><text:span text:style-name="T20"> {</text:span></text:p>
      <text:p text:style-name="P30"><text:span text:style-name="T20"><text:tab/><text:tab/><text:tab/>Thread.</text:span><text:span text:style-name="T22">sleep</text:span><text:span text:style-name="T20">(50);</text:span></text:p>
      <text:p text:style-name="P30"><text:span text:style-name="T20"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}</text:span></text:p>
      <text:p text:style-name="P30"><text:span text:style-name="T20"><text:tab/><text:tab/></text:span></text:p>
      <text:p text:style-name="P30"><text:span text:style-name="T20"><text:tab/><text:tab/></text:span><text:span text:style-name="T17">return</text:span><text:span text:style-name="T20"> </text:span><text:span text:style-name="T26">n</text:span><text:span text:style-name="T20">;</text:span></text:p>
      <text:p text:style-name="P30"><text:span text:style-name="T20"><text:tab/>}</text:span></text:p>
      <text:p text:style-name="P31"/>
      <text:p text:style-name="P30"><text:span text:style-name="T20"><text:tab/></text:span><text:span text:style-name="T17">void</text:span><text:span text:style-name="T20"> write(</text:span><text:span text:style-name="T17">int</text:span><text:span text:style-name="T20"> </text:span><text:span text:style-name="T25">n</text:span><text:span text:style-name="T20">) {</text:span></text:p>
      <text:p text:style-name="P30"><text:span text:style-name="T20"><text:tab/><text:tab/></text:span><text:span text:style-name="T17">int</text:span><text:span text:style-name="T20"> </text:span><text:span text:style-name="T25">W</text:span><text:span text:style-name="T20"> = </text:span><text:span text:style-name="T26">emp</text:span><text:span text:style-name="T20">.availablePermits();</text:span></text:p>
      <text:p text:style-name="P30"><text:span text:style-name="T20"><text:tab/><text:tab/></text:span><text:span text:style-name="T17">if</text:span><text:span text:style-name="T20"> (</text:span><text:span text:style-name="T25">W</text:span><text:span text:style-name="T20"> == 4) {</text:span></text:p>
      <text:p text:style-name="P30"><text:span text:style-name="T20"><text:tab/><text:tab/><text:tab/></text:span><text:span text:style-name="T17">try</text:span><text:span text:style-name="T20"> {</text:span></text:p>
      <text:p text:style-name="P30"><text:span text:style-name="T20"><text:tab/><text:tab/><text:tab/><text:tab/></text:span><text:span text:style-name="T26">emp</text:span><text:span text:style-name="T20">.acquire();</text:span></text:p>
      <text:p text:style-name="P30"><text:span text:style-name="T20"><text:tab/><text:tab/><text:tab/><text:tab/></text:span><text:span text:style-name="T26">emp</text:span><text:span text:style-name="T20">.acquire();</text:span></text:p>
      <text:p text:style-name="P30"><text:span text:style-name="T20"><text:tab/><text:tab/><text:tab/><text:tab/></text:span><text:span text:style-name="T26">emp</text:span><text:span text:style-name="T20">.acquire();</text:span></text:p>
      <text:p text:style-name="P30"><text:span text:style-name="T20"><text:tab/><text:tab/><text:tab/><text:tab/></text:span><text:span text:style-name="T26">emp</text:span><text:span text:style-name="T20">.acquire();</text:span></text:p>
      <text:p text:style-name="P30"><text:span text:style-name="T20"><text:tab/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<text:tab/>}</text:span></text:p>
      <text:p text:style-name="P30"><text:span text:style-name="T20"><text:tab/><text:tab/><text:tab/></text:span></text:p>
      <text:p text:style-name="P30"><text:span text:style-name="T20"><text:tab/><text:tab/><text:tab/>Thread </text:span><text:span text:style-name="T25">t</text:span><text:span text:style-name="T20"> = Thread.</text:span><text:span text:style-name="T22">currentThread</text:span><text:span text:style-name="T20">();</text:span></text:p>
      <text:p text:style-name="P30"><text:span text:style-name="T20"><text:tab/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 try..."</text:span><text:span text:style-name="T20">);</text:span></text:p>
      <text:p text:style-name="P30"><text:span text:style-name="T20"><text:tab/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 writing..."</text:span><text:span text:style-name="T20">);</text:span></text:p>
      <text:p text:style-name="P30"><text:span text:style-name="T20"><text:tab/><text:tab/><text:tab/></text:span><text:span text:style-name="T17">this</text:span><text:span text:style-name="T20">.</text:span><text:span text:style-name="T26">n</text:span><text:span text:style-name="T20"> = </text:span><text:span text:style-name="T25">n</text:span><text:span text:style-name="T20">;</text:span></text:p>
      <text:p text:style-name="P30"><text:span text:style-name="T20"><text:tab/><text:tab/><text:tab/>System.</text:span><text:span text:style-name="T27">out</text:span><text:span text:style-name="T20">.println(</text:span><text:span text:style-name="T25">t</text:span><text:span text:style-name="T20">.getName() + </text:span><text:span text:style-name="T28">":"</text:span><text:span text:style-name="T20">);</text:span></text:p>
      <text:p text:style-name="P30"><text:span text:style-name="T20"><text:tab/><text:tab/><text:tab/>gener();</text:span></text:p>
      <text:p text:style-name="P30"><text:span text:style-name="T20"><text:tab/><text:tab/><text:tab/>System.</text:span><text:span text:style-name="T27">out</text:span><text:span text:style-name="T20">.println();</text:span></text:p>
      <text:p text:style-name="P30"><text:span text:style-name="T20"><text:tab/><text:tab/><text:tab/></text:span><text:span text:style-name="T26">emp</text:span><text:span text:style-name="T20">.release();</text:span></text:p>
      <text:p text:style-name="P30"><text:span text:style-name="T20"><text:tab/><text:tab/><text:tab/></text:span><text:span text:style-name="T26">emp</text:span><text:span text:style-name="T20">.release();</text:span></text:p>
      <text:p text:style-name="P30"><text:span text:style-name="T20"><text:tab/><text:tab/><text:tab/></text:span><text:span text:style-name="T26">emp</text:span><text:span text:style-name="T20">.release();</text:span></text:p>
      <text:p text:style-name="P30"><text:span text:style-name="T20"><text:tab/><text:tab/><text:tab/></text:span><text:span text:style-name="T26">emp</text:span><text:span text:style-name="T20">.release();</text:span></text:p>
      <text:p text:style-name="P30"><text:span text:style-name="T20"><text:tab/><text:tab/>}</text:span></text:p>
      <text:p text:style-name="P30"><text:span text:style-name="T20"><text:tab/><text:tab/></text:span></text:p>
      <text:p text:style-name="P30"><text:span text:style-name="T20"><text:tab/><text:tab/></text:span><text:span text:style-name="T17">try</text:span><text:span text:style-name="T20"> {</text:span></text:p>
      <text:p text:style-name="P30"><text:span text:style-name="T20"><text:tab/><text:tab/><text:tab/>Thread.</text:span><text:span text:style-name="T22">sleep</text:span><text:span text:style-name="T20">(100);</text:span></text:p>
      <text:p text:style-name="P30"><text:span text:style-name="T20"><text:tab/><text:tab/>} </text:span><text:span text:style-name="T17">catch</text:span><text:span text:style-name="T20"> (InterruptedException </text:span><text:span text:style-name="T25">e</text:span><text:span text:style-name="T20">) {</text:span></text:p>
      <text:p text:style-name="P30"><text:span text:style-name="T20"><text:tab/><text:tab/>}</text:span></text:p>
      <text:p text:style-name="P30"><text:span text:style-name="T20"><text:tab/>}</text:span></text:p>
      <text:p text:style-name="P30"><text:span text:style-name="T20">}</text:span></text:p>
      <text:p text:style-name="P30"><text:span text:style-name="T20"/></text:p>
      <text:p text:style-name="P15"><text:span text:style-name="T5">Результаты: </text:span></text:p>
      <text:section text:style-name="Sect1" text:name="Раздел1">
        <text:p text:style-name="P14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27 32 34 80 13 33 98 66 41 46 </text:span></text:p>
        <text:p text:style-name="P32"><text:span text:style-name="T24">Reader 1 try...</text:span></text:p>
        <text:p text:style-name="P32"><text:span text:style-name="T24">Reader 4 try...</text:span></text:p>
        <text:p text:style-name="P32"><text:span text:style-name="T24">Reader 3 try...</text:span></text:p>
        <text:p text:style-name="P32"><text:span text:style-name="T24">Reader 2 try...</text:span></text:p>
        <text:p text:style-name="P32"><text:span text:style-name="T24">Reader 3 reading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4: 47</text:span></text:p>
        <text:p text:style-name="P32"><text:span text:style-name="T24">Reader 3: 47</text:span></text:p>
        <text:p text:style-name="P32"><text:span text:style-name="T24">Reader 2 reading...</text:span></text:p>
        <text:p text:style-name="P32"><text:span text:style-name="T24">Reader 1: 47</text:span></text:p>
        <text:p text:style-name="P32"><text:span text:style-name="T24">Reader 2: 47</text:span></text:p>
        <text:p text:style-name="P32"><text:span text:style-name="T24">Reader 4 try...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4 reading...</text:span></text:p>
        <text:p text:style-name="P32"><text:span text:style-name="T24">Reader 4: 47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1: 47</text:span></text:p>
        <text:p text:style-name="P32"><text:span text:style-name="T24">Reader 2: 47</text:span></text:p>
        <text:p text:style-name="P32"><text:span text:style-name="T24">Reader 3: 47</text:span></text:p>
        <text:p text:style-name="P32"><text:span text:style-name="T24">Writer 2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73 25 2 67 87 45 90 52 35 42 </text:span></text:p>
        <text:p text:style-name="P32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78 47 40 97 12 98 54 93 80 90 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4: 68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2 try...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1: 68</text:span></text:p>
        <text:p text:style-name="P32"><text:span text:style-name="T24">Reader 3: 68</text:span></text:p>
        <text:p text:style-name="P32"><text:span text:style-name="T24">Reader 2 reading...</text:span></text:p>
        <text:p text:style-name="P32"><text:span text:style-name="T24">Reader 2: 68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4: 68</text:span></text:p>
        <text:p text:style-name="P32"><text:span text:style-name="T24">Reader 1 try...</text:span></text:p>
        <text:p text:style-name="P32"><text:soft-page-break/><text:span text:style-name="T24">Reader 1 reading...</text:span></text:p>
        <text:p text:style-name="P32"><text:span text:style-name="T24">Reader 1: 68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3: 68</text:span></text:p>
        <text:p text:style-name="P32"><text:span text:style-name="T24">Reader 2: 68</text:span></text:p>
        <text:p text:style-name="P32"><text:span text:style-name="T24">Writer 3 try...</text:span></text:p>
        <text:p text:style-name="P32"><text:span text:style-name="T24">Writer 3 writing...</text:span></text:p>
        <text:p text:style-name="P32"><text:span text:style-name="T24">Writer 3:</text:span></text:p>
        <text:p text:style-name="P32"><text:span text:style-name="T24">84 72 67 45 40 71 86 59 6 60 </text:span></text:p>
        <text:p text:style-name="P32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78 48 69 19 37 44 12 6 95 88 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4: 49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1: 49</text:span></text:p>
        <text:p text:style-name="P32"><text:span text:style-name="T24">Reader 3 try...</text:span></text:p>
        <text:p text:style-name="P32"><text:span text:style-name="T24">Reader 2 try...</text:span></text:p>
        <text:p text:style-name="P32"><text:span text:style-name="T24">Reader 3 reading...</text:span></text:p>
        <text:p text:style-name="P32"><text:span text:style-name="T24">Reader 2 reading...</text:span></text:p>
        <text:p text:style-name="P32"><text:span text:style-name="T24">Reader 3: 49</text:span></text:p>
        <text:p text:style-name="P32"><text:span text:style-name="T24">Reader 2: 49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4: 49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1: 49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2 try...</text:span></text:p>
        <text:p text:style-name="P32"><text:span text:style-name="T24">Reader 3: 49</text:span></text:p>
        <text:p text:style-name="P32"><text:span text:style-name="T24">Reader 2 reading...</text:span></text:p>
        <text:p text:style-name="P32"><text:span text:style-name="T24">Reader 2: 49</text:span></text:p>
        <text:p text:style-name="P32"><text:span text:style-name="T24">Writer 4 try...</text:span></text:p>
        <text:p text:style-name="P32"><text:span text:style-name="T24">Writer 4 writing...</text:span></text:p>
        <text:p text:style-name="P32"><text:span text:style-name="T24">Writer 4:</text:span></text:p>
        <text:p text:style-name="P32"><text:span text:style-name="T24">8 15 21 78 58 35 24 84 54 83 </text:span></text:p>
        <text:p text:style-name="P32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11 6 14 53 13 39 12 12 37 53 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4: 25</text:span></text:p>
        <text:p text:style-name="P32"><text:span text:style-name="T24">Reader 1: 25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3: 25</text:span></text:p>
        <text:p text:style-name="P32"><text:span text:style-name="T24">Reader 2: 25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4 try...</text:span></text:p>
        <text:p text:style-name="P32"><text:span text:style-name="T24">Reader 1: 25</text:span></text:p>
        <text:p text:style-name="P32"><text:span text:style-name="T24">Reader 4 reading...</text:span></text:p>
        <text:p text:style-name="P32"><text:span text:style-name="T24">Reader 4: 25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3: 25</text:span></text:p>
        <text:p text:style-name="P32"><text:span text:style-name="T24">Reader 2: 25</text:span></text:p>
        <text:p text:style-name="P32"><text:span text:style-name="T24">Writer 2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57 12 32 93 26 0 74 32 3 49 </text:span></text:p>
        <text:p text:style-name="P32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80 43 75 23 96 18 49 45 2 75 </text:span></text:p>
        <text:p text:style-name="P32"><text:span text:style-name="T24">Reader 1 try...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1 reading...</text:span></text:p>
        <text:p text:style-name="P32"><text:span text:style-name="T24">Reader 1: 50</text:span></text:p>
        <text:p text:style-name="P32"><text:span text:style-name="T24">Reader 4: 50</text:span></text:p>
        <text:p text:style-name="P32"><text:span text:style-name="T24">Reader 3 try...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3 reading...</text:span></text:p>
        <text:p text:style-name="P32"><text:span text:style-name="T24">Reader 2: 50</text:span></text:p>
        <text:p text:style-name="P32"><text:span text:style-name="T24">Reader 3: 50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4 try...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1: 50</text:span></text:p>
        <text:p text:style-name="P32"><text:span text:style-name="T24">Reader 2: 50</text:span></text:p>
        <text:p text:style-name="P32"><text:span text:style-name="T24">Reader 4 reading...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3: 50</text:span></text:p>
        <text:p text:style-name="P32"><text:span text:style-name="T24">Reader 4: 50</text:span></text:p>
        <text:p text:style-name="P32"><text:span text:style-name="T24">Writer 3 try...</text:span></text:p>
        <text:p text:style-name="P32"><text:span text:style-name="T24">Writer 3 writing...</text:span></text:p>
        <text:p text:style-name="P32"><text:span text:style-name="T24">Writer 3:</text:span></text:p>
        <text:p text:style-name="P32"><text:span text:style-name="T24">10 68 15 76 13 15 40 52 7 5 </text:span></text:p>
        <text:p text:style-name="P32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79 11 18 19 27 94 60 24 10 46 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2: 38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1: 38</text:span></text:p>
        <text:p text:style-name="P32"><text:span text:style-name="T24">Reader 3: 38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4: 38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2: 38</text:span></text:p>
        <text:p text:style-name="P32"><text:span text:style-name="T24">Reader 3: 38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4: 38</text:span></text:p>
        <text:p text:style-name="P32"><text:span text:style-name="T24">Reader 1: 38</text:span></text:p>
        <text:p text:style-name="P32"><text:span text:style-name="T24">Writer 4 try...</text:span></text:p>
        <text:p text:style-name="P32"><text:span text:style-name="T24">Writer 4 writing...</text:span></text:p>
        <text:p text:style-name="P32"><text:span text:style-name="T24">Writer 4:</text:span></text:p>
        <text:p text:style-name="P32"><text:span text:style-name="T24">75 2 40 8 92 95 21 4 54 47 </text:span></text:p>
        <text:p text:style-name="P32"><text:span text:style-name="T24">Writer 3 try...</text:span></text:p>
        <text:p text:style-name="P32"><text:span text:style-name="T24">Writer 3 writing...</text:span></text:p>
        <text:p text:style-name="P32"><text:span text:style-name="T24">Writer 3:</text:span></text:p>
        <text:p text:style-name="P32"><text:span text:style-name="T24">46 56 4 53 81 20 92 95 19 56 </text:span></text:p>
        <text:p text:style-name="P32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39 97 58 38 12 48 26 6 96 1 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2: 42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3: 42</text:span></text:p>
        <text:p text:style-name="P32"><text:soft-page-break/><text:span text:style-name="T24">Reader 4: 42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1: 42</text:span></text:p>
        <text:p text:style-name="P32"><text:span text:style-name="T24">Reader 2 try...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2 reading...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2: 42</text:span></text:p>
        <text:p text:style-name="P32"><text:span text:style-name="T24">Reader 4: 42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1: 42</text:span></text:p>
        <text:p text:style-name="P32"><text:span text:style-name="T24">Reader 3: 42</text:span></text:p>
        <text:p text:style-name="P32"><text:span text:style-name="T24">Writer 2 try...</text:span></text:p>
        <text:p text:style-name="P32"><text:span text:style-name="T24">Writer 2 writing...</text:span></text:p>
        <text:p text:style-name="P32"><text:span text:style-name="T24">Writer 2:</text:span></text:p>
        <text:p text:style-name="P32"><text:span text:style-name="T24">46 17 6 95 42 95 5 53 80 29 </text:span></text:p>
        <text:p text:style-name="P32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25 56 53 85 60 89 3 83 87 89 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2: 63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4: 63</text:span></text:p>
        <text:p text:style-name="P32"><text:span text:style-name="T24">Reader 1: 63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3: 63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4 try...</text:span></text:p>
        <text:p text:style-name="P32"><text:span text:style-name="T24">Reader 2: 63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1: 63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4 reading...</text:span></text:p>
        <text:p text:style-name="P32"><text:span text:style-name="T24">Reader 4: 63</text:span></text:p>
        <text:p text:style-name="P32"><text:span text:style-name="T24">Reader 3: 63</text:span></text:p>
        <text:p text:style-name="P32"><text:span text:style-name="T24">Writer 4 try...</text:span></text:p>
        <text:p text:style-name="P32"><text:span text:style-name="T24">Writer 4 writing...</text:span></text:p>
        <text:p text:style-name="P32"><text:span text:style-name="T24">Writer 4:</text:span></text:p>
        <text:p text:style-name="P32"><text:span text:style-name="T24">19 61 47 88 22 19 5 33 8 56 </text:span></text:p>
        <text:p text:style-name="P32"><text:span text:style-name="T24">Writer 1 try...</text:span></text:p>
        <text:p text:style-name="P32"><text:span text:style-name="T24">Writer 1 writing...</text:span></text:p>
        <text:p text:style-name="P32"><text:span text:style-name="T24">Writer 1:</text:span></text:p>
        <text:p text:style-name="P32"><text:span text:style-name="T24">86 16 78 3 47 38 80 68 3 41 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2: 46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1: 46</text:span></text:p>
        <text:p text:style-name="P32"><text:span text:style-name="T24">Reader 4 try...</text:span></text:p>
        <text:p text:style-name="P32"><text:span text:style-name="T24">Reader 4 reading...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4: 46</text:span></text:p>
        <text:p text:style-name="P32"><text:span text:style-name="T24">Reader 3: 46</text:span></text:p>
        <text:p text:style-name="P32"><text:span text:style-name="T24">Reader 2 try...</text:span></text:p>
        <text:p text:style-name="P32"><text:span text:style-name="T24">Reader 2 reading...</text:span></text:p>
        <text:p text:style-name="P32"><text:span text:style-name="T24">Reader 2: 46</text:span></text:p>
        <text:p text:style-name="P32"><text:span text:style-name="T24">Reader 1 try...</text:span></text:p>
        <text:p text:style-name="P32"><text:span text:style-name="T24">Reader 1 reading...</text:span></text:p>
        <text:p text:style-name="P32"><text:span text:style-name="T24">Reader 1: 46</text:span></text:p>
        <text:p text:style-name="P32"><text:span text:style-name="T24">Reader 4 try...</text:span></text:p>
        <text:p text:style-name="P32"><text:span text:style-name="T24">Reader 3 try...</text:span></text:p>
        <text:p text:style-name="P32"><text:span text:style-name="T24">Reader 3 reading...</text:span></text:p>
        <text:p text:style-name="P32"><text:span text:style-name="T24">Reader 3: 46</text:span></text:p>
        <text:p text:style-name="P32"><text:span text:style-name="T24">Reader 4 reading...</text:span></text:p>
        <text:p text:style-name="P32"><text:span text:style-name="T24">Reader 4: 46</text:span></text:p>
      </text:section>
      <text:p text:style-name="P15"><text:span text:style-name="T5"/></text:p>
      <text:p text:style-name="P15"><text:span text:style-name="T5"/></text:p>
      <text:p text:style-name="Standard"><text:span text:style-name="T5">Выводы: </text:span></text:p>
      <text:p text:style-name="Standard"><text:span text:style-name="T2">В ходе <text:s/>работы я исследовал возможности, предоставляемые системой программирования </text:span><text:span text:style-name="T9">JAVA</text:span><text:span text:style-name="T2"> для решения задачи синхронизации «читатели и писатели». Добиться корректного результата удалось с использованием событийных переменных и семафоров </text:span><text:span text:style-name="T9">Java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tyle="italic" fo:font-weight="bold" style:font-style-asian="italic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</meta:initial-creator>
    <meta:editing-cycles>8</meta:editing-cycles>
    <meta:creation-date>2015-09-19T20:18:00</meta:creation-date>
    <dc:date>2015-12-21T22:20:37.496113606</dc:date>
    <meta:editing-duration>PT33M46S</meta:editing-duration>
    <meta:generator>LibreOffice/5.0.4.2$Linux_X86_64 LibreOffice_project/00m0$Build-2</meta:generator>
    <meta:document-statistic meta:table-count="0" meta:image-count="0" meta:object-count="0" meta:page-count="12" meta:paragraph-count="1120" meta:word-count="3649" meta:character-count="19326" meta:non-whitespace-character-count="162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